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9000002935C95D5A8.png" manifest:media-type="image/png"/>
  <manifest:file-entry manifest:full-path="Pictures/10000201000001BB000001363C7AFA8C.png" manifest:media-type="image/png"/>
  <manifest:file-entry manifest:full-path="Pictures/10000201000000500000004A5CA4FE42.png" manifest:media-type="image/png"/>
  <manifest:file-entry manifest:full-path="Pictures/1000020100000256000001EB860FD671.png" manifest:media-type="image/png"/>
  <manifest:file-entry manifest:full-path="Pictures/10000201000002BF000000FA803297B0.png" manifest:media-type="image/png"/>
  <manifest:file-entry manifest:full-path="Pictures/10000201000002D9000002933228BD58.png" manifest:media-type="image/png"/>
  <manifest:file-entry manifest:full-path="Pictures/1000020100000011000000119EBB74DF.png" manifest:media-type="image/png"/>
  <manifest:file-entry manifest:full-path="Pictures/10000201000000120000000FA97E6BFE.png" manifest:media-type="image/png"/>
  <manifest:file-entry manifest:full-path="Pictures/100002010000025C000001B15A4D9986.png" manifest:media-type="image/png"/>
  <manifest:file-entry manifest:full-path="Pictures/100002010000001300000012A64C2ED0.png" manifest:media-type="image/png"/>
  <manifest:file-entry manifest:full-path="Pictures/10000201000002FC000001CD4EE036A0.png" manifest:media-type="image/png"/>
  <manifest:file-entry manifest:full-path="Pictures/10000201000001A6000000922B8690F3.png" manifest:media-type="image/png"/>
  <manifest:file-entry manifest:full-path="Pictures/10000201000002390000016F6335EDEC.png" manifest:media-type="image/png"/>
  <manifest:file-entry manifest:full-path="Pictures/10000201000002D0000001A8B6569FD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fo:margin-left="0cm" fo:margin-right="-0.012cm" fo:margin-top="0.3cm" fo:margin-bottom="0cm" table:align="margins" style:may-break-between-rows="true"/>
    </style:style>
    <style:style style:name="Table1.A" style:family="table-column">
      <style:table-column-properties style:rel-column-width="14964*"/>
    </style:style>
    <style:style style:name="Table1.B" style:family="table-column">
      <style:table-column-properties style:rel-column-width="21777*"/>
    </style:style>
    <style:style style:name="Table1.C" style:family="table-column">
      <style:table-column-properties style:rel-column-width="2879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cm" fo:margin-bottom="0.21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21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2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31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table:align="margins" style:may-break-between-rows="false"/>
    </style:style>
    <style:style style:name="Table14.A" style:family="table-column">
      <style:table-column-properties style:column-width="6.869cm" style:rel-column-width="26477*"/>
    </style:style>
    <style:style style:name="Table14.B" style:family="table-column">
      <style:table-column-properties style:column-width="10.132cm" style:rel-column-width="39058*"/>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fo:background-color="#ffffff" fo:padding="0.097cm" fo:border-left="none" fo:border-right="none" fo:border-top="none" fo:border-bottom="0.05pt solid #000000">
        <style:background-image/>
      </style:table-cell-properties>
    </style:style>
    <style:style style:name="Table14.A3" style:family="table-cell">
      <style:table-cell-properties fo:background-color="transparent" fo:padding="0.097cm" fo:border-left="none" fo:border-right="none" fo:border-top="none" fo:border-bottom="0.05pt solid #000000">
        <style:background-image/>
      </style:table-cell-properties>
    </style:style>
    <style:style style:name="Table11" style:family="table">
      <style:table-properties style:width="16.992cm" fo:margin-left="-0.002cm" fo:margin-right="0.011cm" fo:margin-top="0cm" fo:margin-bottom="0.499cm" table:align="margins"/>
    </style:style>
    <style:style style:name="Table11.A" style:family="table-column">
      <style:table-column-properties style:column-width="3.41cm" style:rel-column-width="13150*"/>
    </style:style>
    <style:style style:name="Table11.B" style:family="table-column">
      <style:table-column-properties style:column-width="4.763cm" style:rel-column-width="18367*"/>
    </style:style>
    <style:style style:name="Table11.C" style:family="table-column">
      <style:table-column-properties style:column-width="4.879cm" style:rel-column-width="18816*"/>
    </style:style>
    <style:style style:name="Table11.D" style:family="table-column">
      <style:table-column-properties style:column-width="3.942cm" style:rel-column-width="15202*"/>
    </style:style>
    <style:style style:name="Table11.A1" style:family="table-cell">
      <style:table-cell-properties fo:background-color="#e6e6e6" fo:padding="0.097cm" fo:border-left="none" fo:border-right="none" fo:border-top="0.05pt solid #000000" fo:border-bottom="0.05pt solid #000000">
        <style:background-image/>
      </style:table-cell-properties>
    </style:style>
    <style:style style:name="Table11.A2" style:family="table-cell">
      <style:table-cell-properties fo:background-color="transparent" fo:padding="0.097cm" fo:border-left="none" fo:border-right="none" fo:border-top="none" fo:border-bottom="0.05pt solid #000000">
        <style:background-image/>
      </style:table-cell-properties>
    </style:style>
    <style:style style:name="Table11.A3"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fo:margin-left="0cm" fo:margin-right="0cm" fo:margin-top="0.21cm" fo:margin-bottom="0.409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officeooo:paragraph-rsid="001a6710"/>
    </style:style>
    <style:style style:name="P4" style:family="paragraph" style:parent-style-name="OOoTableText">
      <style:text-properties officeooo:paragraph-rsid="00317e78"/>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47fc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d0b8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2787b"/>
    </style:style>
    <style:style style:name="P9" style:family="paragraph" style:parent-style-name="OOoTableText">
      <style:text-properties officeooo:rsid="0012787b" officeooo:paragraph-rsid="00189e6b"/>
    </style:style>
    <style:style style:name="P10" style:family="paragraph" style:parent-style-name="OOoTableText">
      <style:text-properties officeooo:paragraph-rsid="00302eaf"/>
    </style:style>
    <style:style style:name="P11" style:family="paragraph" style:parent-style-name="OOoTableText">
      <style:text-properties officeooo:paragraph-rsid="00498058"/>
    </style:style>
    <style:style style:name="P12" style:family="paragraph" style:parent-style-name="OOoTextBody">
      <style:text-properties officeooo:paragraph-rsid="001c9796"/>
    </style:style>
    <style:style style:name="P13" style:family="paragraph" style:parent-style-name="OOoTextBody">
      <style:text-properties officeooo:paragraph-rsid="002267b1"/>
    </style:style>
    <style:style style:name="P14" style:family="paragraph" style:parent-style-name="OOoTextBody">
      <style:text-properties officeooo:paragraph-rsid="00331439"/>
    </style:style>
    <style:style style:name="P15" style:family="paragraph" style:parent-style-name="OOoTextBody">
      <style:paragraph-properties>
        <style:tab-stops>
          <style:tab-stop style:position="5.001cm"/>
          <style:tab-stop style:position="9.999cm"/>
        </style:tab-stops>
      </style:paragraph-properties>
    </style:style>
    <style:style style:name="P16" style:family="paragraph" style:parent-style-name="OOoTextBody">
      <style:paragraph-properties>
        <style:tab-stops>
          <style:tab-stop style:position="5.001cm"/>
          <style:tab-stop style:position="9.999cm"/>
        </style:tab-stops>
      </style:paragraph-properties>
      <style:text-properties officeooo:paragraph-rsid="004d0b8c"/>
    </style:style>
    <style:style style:name="P17" style:family="paragraph" style:parent-style-name="OOoTextBody">
      <style:text-properties officeooo:rsid="0010a445" officeooo:paragraph-rsid="0010a445"/>
    </style:style>
    <style:style style:name="P18" style:family="paragraph" style:parent-style-name="OOoTextBody">
      <style:text-properties officeooo:paragraph-rsid="0014ad47"/>
    </style:style>
    <style:style style:name="P19" style:family="paragraph" style:parent-style-name="OOoTextBody">
      <style:text-properties officeooo:paragraph-rsid="0008df86"/>
    </style:style>
    <style:style style:name="P20" style:family="paragraph" style:parent-style-name="OOoTextBody">
      <style:text-properties officeooo:paragraph-rsid="001943dd"/>
    </style:style>
    <style:style style:name="P21" style:family="paragraph" style:parent-style-name="OOoTextBody">
      <style:text-properties officeooo:rsid="001943dd" officeooo:paragraph-rsid="001943dd"/>
    </style:style>
    <style:style style:name="P22" style:family="paragraph" style:parent-style-name="OOoTextBody">
      <style:text-properties officeooo:rsid="001a6710" officeooo:paragraph-rsid="001a6710"/>
    </style:style>
    <style:style style:name="P23" style:family="paragraph" style:parent-style-name="OOoTextBody">
      <style:text-properties officeooo:paragraph-rsid="0022eaab"/>
    </style:style>
    <style:style style:name="P24" style:family="paragraph" style:parent-style-name="OOoTextBody">
      <style:text-properties officeooo:paragraph-rsid="0023b336"/>
    </style:style>
    <style:style style:name="P25" style:family="paragraph" style:parent-style-name="OOoTextBody">
      <style:text-properties officeooo:paragraph-rsid="0027043f"/>
    </style:style>
    <style:style style:name="P26" style:family="paragraph" style:parent-style-name="OOoTextBody">
      <style:text-properties officeooo:paragraph-rsid="0028d405"/>
    </style:style>
    <style:style style:name="P27" style:family="paragraph" style:parent-style-name="OOoTextBody">
      <style:text-properties officeooo:rsid="0028d405" officeooo:paragraph-rsid="0028d405"/>
    </style:style>
    <style:style style:name="P28" style:family="paragraph" style:parent-style-name="OOoTextBody">
      <style:text-properties officeooo:paragraph-rsid="003bd7f3"/>
    </style:style>
    <style:style style:name="P29" style:family="paragraph" style:parent-style-name="OOoTextBody">
      <style:text-properties officeooo:paragraph-rsid="003a71b0"/>
    </style:style>
    <style:style style:name="P30" style:family="paragraph" style:parent-style-name="OOoTextBody">
      <style:text-properties officeooo:paragraph-rsid="003f48d9"/>
    </style:style>
    <style:style style:name="P31" style:family="paragraph" style:parent-style-name="OOoTextBody">
      <style:text-properties officeooo:paragraph-rsid="004d0b8c"/>
    </style:style>
    <style:style style:name="P32" style:family="paragraph" style:parent-style-name="OOoTextBody">
      <style:text-properties officeooo:paragraph-rsid="005d2ecc"/>
    </style:style>
    <style:style style:name="P33" style:family="paragraph" style:parent-style-name="OOoComputerCode">
      <style:text-properties officeooo:paragraph-rsid="001f8b90"/>
    </style:style>
    <style:style style:name="P34" style:family="paragraph" style:parent-style-name="OOoComputerCode">
      <style:text-properties officeooo:paragraph-rsid="0014b061"/>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style:page-number="auto" fo:keep-with-next="always"/>
    </style:style>
    <style:style style:name="P37" style:family="paragraph" style:parent-style-name="OOoComputerCode" style:master-page-name="">
      <style:paragraph-properties style:page-number="auto" fo:keep-with-next="always"/>
    </style:style>
    <style:style style:name="P38" style:family="paragraph" style:parent-style-name="OOoComputerCode_5f_End" style:master-page-name="">
      <style:paragraph-properties style:page-number="auto" fo:keep-with-next="always"/>
      <style:text-properties officeooo:paragraph-rsid="002267b1"/>
    </style:style>
    <style:style style:name="P39" style:family="paragraph" style:parent-style-name="OOoFigure" style:master-page-name="">
      <style:paragraph-properties style:page-number="auto"/>
    </style:style>
    <style:style style:name="P40" style:family="paragraph" style:parent-style-name="OOoTextBody_5f_ListIntro" style:master-page-name="">
      <style:paragraph-properties style:page-number="auto"/>
    </style:style>
    <style:style style:name="P41" style:family="paragraph" style:parent-style-name="OOoTableCaption" style:master-page-name="">
      <style:paragraph-properties fo:margin-top="0.21cm" fo:margin-bottom="0.22cm" style:contextual-spacing="false" style:page-number="auto"/>
    </style:style>
    <style:style style:name="P42" style:family="paragraph" style:parent-style-name="OOoTableCaption" style:master-page-name="">
      <style:paragraph-properties fo:margin-top="0.21cm" fo:margin-bottom="0.22cm" style:contextual-spacing="false" style:page-number="auto"/>
      <style:text-properties officeooo:paragraph-rsid="0014b061"/>
    </style:style>
    <style:style style:name="P43" style:family="paragraph" style:parent-style-name="OOoTableCaption">
      <style:paragraph-properties fo:margin-top="0.21cm" fo:margin-bottom="0.22cm" style:contextual-spacing="false"/>
      <style:text-properties officeooo:paragraph-rsid="0014b061"/>
    </style:style>
    <style:style style:name="P44" style:family="paragraph" style:parent-style-name="OOoTextBody">
      <style:paragraph-properties fo:margin-top="0cm" fo:margin-bottom="0.21cm" style:contextual-spacing="false"/>
    </style:style>
    <style:style style:name="P45" style:family="paragraph" style:parent-style-name="OOoComputerCode_5f_End">
      <style:paragraph-properties fo:margin-top="0cm" fo:margin-bottom="0.21cm" style:contextual-spacing="false"/>
      <style:text-properties officeooo:paragraph-rsid="0014b061"/>
    </style:style>
    <style:style style:name="P46" style:family="paragraph" style:parent-style-name="OOoComputerCode" style:master-page-name="">
      <style:paragraph-properties fo:margin-left="0.64cm" fo:margin-right="-0.199cm" fo:text-indent="0cm" style:auto-text-indent="false" style:page-number="auto"/>
    </style:style>
    <style:style style:name="P47" style:family="paragraph" style:parent-style-name="OOoComputerCode">
      <style:paragraph-properties fo:keep-with-next="always"/>
    </style:style>
    <style:style style:name="P48" style:family="paragraph" style:parent-style-name="OOoTip_2f_Note_2f_Caution">
      <style:text-properties officeooo:paragraph-rsid="0010a445"/>
    </style:style>
    <style:style style:name="P49" style:family="paragraph" style:parent-style-name="OOoTip_2f_Note_2f_Caution">
      <style:text-properties officeooo:paragraph-rsid="00189e6b"/>
    </style:style>
    <style:style style:name="P50" style:family="paragraph" style:parent-style-name="OOoTip_2f_Note_2f_Caution">
      <style:text-properties officeooo:paragraph-rsid="001a6710"/>
    </style:style>
    <style:style style:name="P51" style:family="paragraph" style:parent-style-name="OOoTip_2f_Note_2f_Caution">
      <style:text-properties officeooo:paragraph-rsid="00302eaf"/>
    </style:style>
    <style:style style:name="P52" style:family="paragraph" style:parent-style-name="OOoTip_2f_Note_2f_Caution">
      <style:text-properties officeooo:paragraph-rsid="00317e78"/>
    </style:style>
    <style:style style:name="P53" style:family="paragraph" style:parent-style-name="OOoTextBody">
      <style:paragraph-properties fo:margin-left="0.64cm" fo:margin-right="0cm" fo:margin-top="0cm" fo:margin-bottom="0cm" style:contextual-spacing="false" fo:text-indent="0cm" style:auto-text-indent="false"/>
      <style:text-properties fo:font-size="12pt" officeooo:paragraph-rsid="0014b061" style:font-size-asian="12pt" style:font-size-complex="12pt"/>
    </style:style>
    <style:style style:name="P54" style:family="paragraph" style:parent-style-name="OOoComputerCode">
      <style:paragraph-properties fo:margin-left="0.64cm" fo:margin-right="0cm" fo:text-indent="0cm" style:auto-text-indent="false"/>
      <style:text-properties style:font-name="DejaVu Sans Mono" fo:font-size="10pt" fo:font-weight="normal" officeooo:paragraph-rsid="0014b061" style:font-size-asian="10pt" style:font-weight-asian="normal" style:font-size-complex="10pt" style:font-weight-complex="normal"/>
    </style:style>
    <style:style style:name="P55" style:family="paragraph" style:parent-style-name="OOoComputerCode">
      <style:paragraph-properties fo:margin-left="0.64cm" fo:margin-right="0cm" fo:text-indent="0cm" style:auto-text-indent="false"/>
      <style:text-properties officeooo:paragraph-rsid="0014b061"/>
    </style:style>
    <style:style style:name="P56" style:family="paragraph" style:parent-style-name="OOoComputerCode_5f_End">
      <style:paragraph-properties fo:margin-left="0.64cm" fo:margin-right="0cm" fo:text-indent="0cm" style:auto-text-indent="false"/>
      <style:text-properties fo:font-size="12pt" officeooo:paragraph-rsid="0014b061" style:font-size-asian="12pt" style:font-size-complex="12pt"/>
    </style:style>
    <style:style style:name="P57" style:family="paragraph" style:parent-style-name="OOoComputerCode_5f_End">
      <style:paragraph-properties fo:margin-left="0.64cm" fo:margin-right="0cm" fo:text-indent="0cm" style:auto-text-indent="false"/>
      <style:text-properties officeooo:paragraph-rsid="0014b061"/>
    </style:style>
    <style:style style:name="P58" style:family="paragraph" style:parent-style-name="OOoFigureCaption">
      <style:text-properties officeooo:paragraph-rsid="001943dd"/>
    </style:style>
    <style:style style:name="P59" style:family="paragraph" style:parent-style-name="OOoFigureCaption">
      <style:text-properties officeooo:paragraph-rsid="002d12ba"/>
    </style:style>
    <style:style style:name="P60" style:family="paragraph" style:parent-style-name="OOoFigureCaption">
      <style:text-properties officeooo:paragraph-rsid="002ecd07"/>
    </style:style>
    <style:style style:name="P61" style:family="paragraph" style:parent-style-name="OOoFigureCaption">
      <style:text-properties officeooo:paragraph-rsid="003a71b0"/>
    </style:style>
    <style:style style:name="P62" style:family="paragraph" style:parent-style-name="OOoFigureCaption">
      <style:text-properties officeooo:paragraph-rsid="0037d715"/>
    </style:style>
    <style:style style:name="P63" style:family="paragraph" style:parent-style-name="OOoComputerCode_5f_End">
      <style:text-properties officeooo:paragraph-rsid="001f8b90"/>
    </style:style>
    <style:style style:name="P64" style:family="paragraph" style:parent-style-name="OOoComputerCode_5f_End">
      <style:text-properties officeooo:paragraph-rsid="002267b1"/>
    </style:style>
    <style:style style:name="P65" style:family="paragraph" style:parent-style-name="Frame_20_contents">
      <style:paragraph-properties fo:text-align="center" style:justify-single-word="false"/>
      <style:text-properties officeooo:paragraph-rsid="0008df86"/>
    </style:style>
    <style:style style:name="P66" style:family="paragraph" style:parent-style-name="Frame_20_contents">
      <style:text-properties officeooo:paragraph-rsid="0017ec93"/>
    </style:style>
    <style:style style:name="P67" style:family="paragraph" style:parent-style-name="Frame_20_contents">
      <style:text-properties officeooo:paragraph-rsid="0028d405"/>
    </style:style>
    <style:style style:name="P68" style:family="paragraph" style:parent-style-name="Frame_20_contents">
      <style:paragraph-properties fo:text-align="start" style:justify-single-word="false"/>
      <style:text-properties officeooo:paragraph-rsid="0014b061"/>
    </style:style>
    <style:style style:name="P69" style:family="paragraph" style:parent-style-name="Frame_20_contents">
      <style:paragraph-properties fo:text-align="start" style:justify-single-word="false"/>
      <style:text-properties officeooo:paragraph-rsid="0008df86"/>
    </style:style>
    <style:style style:name="P70" style:family="paragraph" style:parent-style-name="OOoFigure">
      <style:text-properties officeooo:paragraph-rsid="001943dd"/>
    </style:style>
    <style:style style:name="P71" style:family="paragraph" style:parent-style-name="OOoFigure">
      <style:text-properties officeooo:rsid="00162a1f" officeooo:paragraph-rsid="0017ec93"/>
    </style:style>
    <style:style style:name="P72" style:family="paragraph" style:parent-style-name="OOoFigure">
      <style:text-properties officeooo:paragraph-rsid="0022eaab"/>
    </style:style>
    <style:style style:name="P73" style:family="paragraph" style:parent-style-name="OOoFigure">
      <style:text-properties officeooo:paragraph-rsid="0028d405"/>
    </style:style>
    <style:style style:name="P74" style:family="paragraph" style:parent-style-name="OOoFigure">
      <style:text-properties officeooo:paragraph-rsid="003a71b0"/>
    </style:style>
    <style:style style:name="P75" style:family="paragraph" style:parent-style-name="OOoFigure">
      <style:text-properties officeooo:rsid="002ecd07" officeooo:paragraph-rsid="00317e78"/>
    </style:style>
    <style:style style:name="P76" style:family="paragraph" style:parent-style-name="OOoFigure">
      <style:text-properties officeooo:rsid="002ecd07" officeooo:paragraph-rsid="003e3014"/>
    </style:style>
    <style:style style:name="P77" style:family="paragraph" style:parent-style-name="OOoFigure">
      <style:text-properties officeooo:rsid="003a71b0" officeooo:paragraph-rsid="003e31b2"/>
    </style:style>
    <style:style style:name="P78" style:family="paragraph" style:parent-style-name="OOoTextBody">
      <style:paragraph-properties fo:margin-left="0cm" fo:margin-right="0cm" fo:text-indent="0.4cm" style:auto-text-indent="false">
        <style:tab-stops>
          <style:tab-stop style:position="4.233cm"/>
        </style:tab-stops>
      </style:paragraph-properties>
    </style:style>
    <style:style style:name="P79" style:family="paragraph" style:parent-style-name="OOoTextBody_5f_ListIntro">
      <style:text-properties officeooo:paragraph-rsid="00354634"/>
    </style:style>
    <style:style style:name="P80" style:family="paragraph" style:parent-style-name="OOoFigure" style:master-page-name="">
      <style:paragraph-properties fo:margin-top="0.51cm" fo:margin-bottom="0.21cm" style:contextual-spacing="false" style:page-number="auto"/>
    </style:style>
    <style:style style:name="P81" style:family="paragraph" style:parent-style-name="OOoDefinition">
      <style:text-properties officeooo:rsid="001f8b90"/>
    </style:style>
    <style:style style:name="P82" style:family="paragraph" style:parent-style-name="OOoContents_20_1">
      <style:paragraph-properties>
        <style:tab-stops>
          <style:tab-stop style:position="17cm" style:type="right" style:leader-style="dotted" style:leader-text="."/>
        </style:tab-stops>
      </style:paragraph-properties>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Num_20_abc_20_End">
      <style:paragraph-properties fo:margin-left="1.905cm" fo:margin-right="0cm" fo:text-indent="-0.66cm" style:auto-text-indent="false"/>
      <style:text-properties officeooo:paragraph-rsid="00302eaf"/>
    </style:style>
    <style:style style:name="P86" style:family="paragraph" style:parent-style-name="OOoNum_20_123_20_End" style:list-style-name="OOoNum_20_123"/>
    <style:style style:name="P87" style:family="paragraph" style:parent-style-name="OOoNum_20_123_20_End" style:list-style-name="OOoNum_20_123">
      <style:text-properties officeooo:paragraph-rsid="00407807"/>
    </style:style>
    <style:style style:name="P88" style:family="paragraph" style:parent-style-name="OOoNum_20_123_20_End">
      <style:text-properties officeooo:paragraph-rsid="0017ec93"/>
    </style:style>
    <style:style style:name="P89" style:family="paragraph" style:parent-style-name="OOoNum_20_123_20_End">
      <style:text-properties officeooo:rsid="00189e6b"/>
    </style:style>
    <style:style style:name="P90" style:family="paragraph" style:parent-style-name="OOoNum_20_123_20_End">
      <style:text-properties officeooo:paragraph-rsid="00189e6b"/>
    </style:style>
    <style:style style:name="P91" style:family="paragraph" style:parent-style-name="OOoNum_20_123_20_End" style:list-style-name="OOoNum_20_123">
      <style:paragraph-properties fo:orphans="0" fo:widows="0"/>
      <style:text-properties officeooo:paragraph-rsid="00302eaf"/>
    </style:style>
    <style:style style:name="P92" style:family="paragraph" style:parent-style-name="OOoToCHead" style:master-page-name="OOoFrontMatter">
      <style:paragraph-properties style:page-number="auto"/>
    </style:style>
    <style:style style:name="P93" style:family="paragraph" style:parent-style-name="OOoNum_20_abc_20_Start" style:list-style-name="OOoNum_20_abc">
      <style:paragraph-properties fo:margin-left="1.905cm" fo:margin-right="0cm" fo:text-indent="-0.66cm" style:auto-text-indent="false"/>
      <style:text-properties officeooo:paragraph-rsid="00302eaf"/>
    </style:style>
    <style:style style:name="P94" style:family="paragraph" style:parent-style-name="OOoNum_20_123_20_Cont." style:list-style-name="OOoNum_20_123"/>
    <style:style style:name="P95" style:family="paragraph" style:parent-style-name="OOoNum_20_123_20_Cont." style:list-style-name="OOoNum_20_123">
      <style:text-properties officeooo:paragraph-rsid="0014ad47"/>
    </style:style>
    <style:style style:name="P96" style:family="paragraph" style:parent-style-name="OOoNum_20_123_20_Cont." style:list-style-name="OOoNum_20_123">
      <style:text-properties officeooo:paragraph-rsid="000efa76"/>
    </style:style>
    <style:style style:name="P97" style:family="paragraph" style:parent-style-name="OOoNum_20_123_20_Cont." style:list-style-name="OOoNum_20_123">
      <style:text-properties officeooo:paragraph-rsid="0025d258"/>
    </style:style>
    <style:style style:name="P98" style:family="paragraph" style:parent-style-name="OOoNum_20_123_20_Cont." style:list-style-name="OOoNum_20_123">
      <style:text-properties officeooo:paragraph-rsid="00302eaf"/>
    </style:style>
    <style:style style:name="P99" style:family="paragraph" style:parent-style-name="OOoNum_20_123_20_Cont." style:list-style-name="OOoNum_20_123">
      <style:text-properties officeooo:paragraph-rsid="00407807"/>
    </style:style>
    <style:style style:name="P100" style:family="paragraph" style:parent-style-name="OOoNum_20_123_20_Cont.">
      <style:text-properties officeooo:paragraph-rsid="000efa76"/>
    </style:style>
    <style:style style:name="P101" style:family="paragraph" style:parent-style-name="OOoNum_20_123_20_Cont." style:list-style-name="OOoNum_20_123">
      <style:paragraph-properties fo:orphans="0" fo:widows="0"/>
      <style:text-properties officeooo:paragraph-rsid="00162a1f"/>
    </style:style>
    <style:style style:name="P102" style:family="paragraph" style:parent-style-name="OOoNum_20_123_20_Cont.">
      <style:text-properties officeooo:paragraph-rsid="001943dd"/>
    </style:style>
    <style:style style:name="P103" style:family="paragraph" style:parent-style-name="OOoNum_20_123_20_Cont.">
      <style:text-properties officeooo:paragraph-rsid="0022eaab"/>
    </style:style>
    <style:style style:name="P104" style:family="paragraph" style:parent-style-name="OOoNum_20_123_20_Cont." style:list-style-name="OOoNum_20_123">
      <style:text-properties officeooo:rsid="002ecd07" officeooo:paragraph-rsid="003e3014"/>
    </style:style>
    <style:style style:name="P105" style:family="paragraph" style:parent-style-name="OOoNum_20_123_20_Cont." style:list-style-name="OOoNum_20_123">
      <style:text-properties officeooo:rsid="002ecd07" officeooo:paragraph-rsid="00302eaf"/>
    </style:style>
    <style:style style:name="P106" style:family="paragraph" style:parent-style-name="OOoNum_20_123_20_Cont." style:list-style-name="OOoNum_20_123" style:master-page-name="">
      <style:paragraph-properties fo:keep-together="always" fo:orphans="0" fo:widows="0" style:page-number="auto"/>
      <style:text-properties officeooo:paragraph-rsid="00162a1f"/>
    </style:style>
    <style:style style:name="P107" style:family="paragraph" style:parent-style-name="OOoNum_20_abc_20_Cont." style:list-style-name="OOoNum_20_abc">
      <style:paragraph-properties fo:margin-left="1.905cm" fo:margin-right="0cm" fo:text-indent="-0.66cm" style:auto-text-indent="false"/>
    </style:style>
    <style:style style:name="P108" style:family="paragraph" style:parent-style-name="OOoNum_20_123_20_Start">
      <style:text-properties officeooo:paragraph-rsid="001943dd"/>
    </style:style>
    <style:style style:name="P109" style:family="paragraph" style:parent-style-name="OOoNum_20_123_20_Start">
      <style:text-properties officeooo:paragraph-rsid="0022eaab"/>
    </style:style>
    <style:style style:name="P110" style:family="paragraph" style:parent-style-name="OOoNum_20_123_20_Start" style:list-style-name="OOoNum_20_123">
      <style:text-properties officeooo:paragraph-rsid="0023b336"/>
    </style:style>
    <style:style style:name="P111" style:family="paragraph" style:parent-style-name="OOoNum_20_123_20_Start">
      <style:text-properties officeooo:paragraph-rsid="0025d258"/>
    </style:style>
    <style:style style:name="P112" style:family="paragraph" style:parent-style-name="OOoNum_20_123_20_Start">
      <style:text-properties officeooo:paragraph-rsid="00302eaf"/>
    </style:style>
    <style:style style:name="P113" style:family="paragraph" style:parent-style-name="OOoNum_20_123_20_Start">
      <style:text-properties officeooo:paragraph-rsid="0038d5ee"/>
    </style:style>
    <style:style style:name="P114" style:family="paragraph" style:parent-style-name="OOoNum_20_123_20_Start">
      <style:paragraph-properties fo:keep-with-next="always"/>
      <style:text-properties officeooo:paragraph-rsid="0014ad47"/>
    </style:style>
    <style:style style:name="P115" style:family="paragraph" style:parent-style-name="OOoHeading_20_1">
      <style:text-properties officeooo:paragraph-rsid="0014ad47"/>
    </style:style>
    <style:style style:name="P116" style:family="paragraph" style:parent-style-name="OOoHeading_20_1" style:master-page-name="OOoPageStyle">
      <style:paragraph-properties style:page-number="auto" fo:break-before="auto" fo:break-after="auto"/>
      <style:text-properties officeooo:rsid="0014ad47" officeooo:paragraph-rsid="0014ad47"/>
    </style:style>
    <style:style style:name="P117" style:family="paragraph" style:parent-style-name="OOoHeading_20_1" style:master-page-name="">
      <style:paragraph-properties fo:margin-top="0.439cm" fo:margin-bottom="0.319cm" style:contextual-spacing="false" style:page-number="auto"/>
    </style:style>
    <style:style style:name="P118" style:family="paragraph" style:parent-style-name="OOoHeading_20_1" style:master-page-name="">
      <style:paragraph-properties fo:margin-top="0.94cm" fo:margin-bottom="0.319cm" style:contextual-spacing="false" style:page-number="auto"/>
    </style:style>
    <style:style style:name="P119" style:family="paragraph" style:parent-style-name="OOoHeading_20_2">
      <style:text-properties officeooo:rsid="0037d715" officeooo:paragraph-rsid="0037d715"/>
    </style:style>
    <style:style style:name="P120" style:family="paragraph" style:parent-style-name="OOoHeading_20_2">
      <style:paragraph-properties fo:margin-top="0.289cm" fo:margin-bottom="0.109cm" style:contextual-spacing="false"/>
    </style:style>
    <style:style style:name="P121" style:family="paragraph" style:parent-style-name="OOoHeading_20_2">
      <style:paragraph-properties fo:margin-top="0.4cm" fo:margin-bottom="0.21cm" style:contextual-spacing="false"/>
    </style:style>
    <style:style style:name="P122" style:family="paragraph" style:parent-style-name="OOoNewChapter" style:master-page-name="OOoFirstPage">
      <style:paragraph-properties style:page-number="auto"/>
    </style:style>
    <style:style style:name="P123" style:family="paragraph" style:parent-style-name="OOoList_20_1_20_End" style:list-style-name="OOoBullets_20_1"/>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efa76"/>
    </style:style>
    <style:style style:name="T4" style:family="text">
      <style:text-properties officeooo:rsid="002938d3"/>
    </style:style>
    <style:style style:name="T5" style:family="text">
      <style:text-properties officeooo:rsid="0038d5ee"/>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Sans1" fo:font-size="11pt" fo:language="en" fo:country="US" officeooo:rsid="00047fc8"/>
    </style:style>
    <style:style style:name="T8" style:family="text">
      <style:text-properties fo:font-style="normal" officeooo:rsid="0014ad47" style:font-style-asian="normal" style:font-style-complex="normal"/>
    </style:style>
    <style:style style:name="T9" style:family="text">
      <style:text-properties officeooo:rsid="000b8bc7"/>
    </style:style>
    <style:style style:name="T10" style:family="text">
      <style:text-properties officeooo:rsid="00162a1f"/>
    </style:style>
    <style:style style:name="T11" style:family="text">
      <style:text-properties officeooo:rsid="0017ec93"/>
    </style:style>
    <style:style style:name="T12" style:family="text">
      <style:text-properties officeooo:rsid="00189e6b"/>
    </style:style>
    <style:style style:name="T13" style:family="text">
      <style:text-properties officeooo:rsid="001943dd"/>
    </style:style>
    <style:style style:name="T14" style:family="text">
      <style:text-properties officeooo:rsid="0022eaab"/>
    </style:style>
    <style:style style:name="T15" style:family="text">
      <style:text-properties officeooo:rsid="0025776b"/>
    </style:style>
    <style:style style:name="T16" style:family="text">
      <style:text-properties officeooo:rsid="0025d258"/>
    </style:style>
    <style:style style:name="T17" style:family="text">
      <style:text-properties officeooo:rsid="0028d405"/>
    </style:style>
    <style:style style:name="T18" style:family="text">
      <style:text-properties officeooo:rsid="002d12ba"/>
    </style:style>
    <style:style style:name="T19" style:family="text">
      <style:text-properties officeooo:rsid="002ecd07"/>
    </style:style>
    <style:style style:name="T20" style:family="text">
      <style:text-properties officeooo:rsid="00354634"/>
    </style:style>
    <style:style style:name="T21" style:family="text">
      <style:text-properties officeooo:rsid="0037d715"/>
    </style:style>
    <style:style style:name="T22" style:family="text">
      <style:text-properties officeooo:rsid="003ddae3"/>
    </style:style>
    <style:style style:name="T23" style:family="text">
      <style:text-properties officeooo:rsid="003f48d9"/>
    </style:style>
    <style:style style:name="T24" style:family="text">
      <style:text-properties officeooo:rsid="0048122b"/>
    </style:style>
    <style:style style:name="T25" style:family="text">
      <style:text-properties officeooo:rsid="004d0b8c"/>
    </style:style>
    <style:style style:name="T26" style:family="text">
      <style:text-properties officeooo:rsid="005d2ecc"/>
    </style:style>
    <style:style style:name="T27" style:family="text">
      <style:text-properties style:font-name="Liberation Mono3"/>
    </style:style>
    <style:style style:name="T28" style:family="text">
      <style:text-properties style:font-name="Liberation Mono3" fo:font-size="10pt" fo:font-weight="normal" style:font-size-asian="10pt" style:font-weight-asian="normal" style:font-size-complex="10pt" style:font-weight-complex="normal"/>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left="0cm" fo:padding-right="0cm" fo:padding-top="0.4cm" fo:padding-bottom="0cm" fo:border="0.06pt solid #000000"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string" office:string-value="(222) 555-2222" text:name="BC_COMP_PHONE"/>
        <text:user-field-decl office:value-type="string" office:string-value="(111) 555-4444" text:name="BC_COMP_FAX"/>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sample@fexample-acme.egl" text:name="BC_COMP_WWW"/>
      </text:user-field-decls>
      <text:p text:style-name="P122"><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13 <text:s/></text:span><text:line-break/>Začínáme s makry</text:p>
      <text:p text:style-name="OOoSubtitle">Používání záznamu maker ... a další</text:p>
      <text:p text:style-name="OOoTextBody"/>
      <text:p text:style-name="OOoPageBreak"/>
      <text:section text:style-name="Sect1" text:name="Section1" text:condition="ooow:MD !=0" text:display="condition">
        <text:h text:style-name="OOoHeading_20_1" text:outline-level="1"><text:bookmark-start text:name="__RefHeading__45774_687256028"/>Autorská práva<text:bookmark-end text:name="__RefHeading__45774_687256028"/></text:h>
        <text:p text:style-name="P31">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25">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382689_837524436"/>Přispěvatelé<text:bookmark-end text:name="__RefHeading__382689_837524436"/></text:h>
        <text:p text:style-name="P16">Andrew Pitonyak <text:tab/>Peter Schofield<text:tab/>Martin Fox<text:tab/><text:line-break/>Ron Faile Jr.</text:p>
        <text:h text:style-name="OOoHeading_20_2" text:outline-level="2"><text:bookmark-start text:name="__RefHeading__382691_837524436"/>Zpětná vazba<text:bookmark-end text:name="__RefHeading__382691_837524436"/></text:h>
        <text:p text:style-name="P31">Připomínky a náměty k tomuto dokumentu posílejte v angličtině do e-mailové konference dokumentačního týmu na adresu: <text:a xlink:type="simple" xlink:href="mailto:documentation@global.libreoffice.org">documentation@global.libreoffice.org</text:a></text:p>
        <text:p text:style-name="OOoTextBody"><text:span text:style-name="OOoStrongEmphasis">Note:</text:span> <text:span text:style-name="LibOStandard">Všechno, co do e-mailové konference pošlete, včetně e-mailové adresy a dalších osobních informací uvedených ve zprávě, bude veřejně viditelné bez možnosti smazání.</text:span></text:p>
        <text:h text:style-name="OOoHeading_20_2" text:outline-level="2"><text:bookmark-start text:name="__RefHeading__382693_837524436"/>Poděkování<text:bookmark-end text:name="__RefHeading__382693_837524436"/></text:h>
        <text:p text:style-name="OOoTextBody">Tato kapitola byla vytvořena na základě kapitoly 13 <text:span text:style-name="OOoEmphasis">Začínáme s OpenOffice 3.3</text:span>. Do původní kapitoly přispěli:</text:p>
        <text:p text:style-name="P15">Andrew <text:span text:style-name="T7">Pitonyak<text:tab/></text:span>Jean Hollis Weber</text:p>
        <text:h text:style-name="OOoHeading_20_2" text:outline-level="2"><text:bookmark-start text:name="__RefHeading__382695_837524436"/>Datum vydání a verze programu<text:bookmark-end text:name="__RefHeading__382695_837524436"/></text:h>
        <text:p text:style-name="OOoTextBody">Vydáno 26.května 2014. Kapitola je určena pro LibreOffice 4.2.</text:p>
        <text:h text:style-name="OOoHeading_20_1" text:outline-level="1"><text:bookmark-start text:name="__RefHeading__7686_1972615798"/>Poznámka pro uživatele systému Mac<text:bookmark-end text:name="__RefHeading__7686_1972615798"/></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nebo Linux</text:p>
            </table:table-cell>
            <table:table-cell table:style-name="Table1.A1" office:value-type="string">
              <text:p text:style-name="OOoTableHeader">Ekvivalent pro Mac</text:p>
            </table:table-cell>
            <table:table-cell table:style-name="Table1.A1" office:value-type="string">
              <text:p text:style-name="OOoTableHeader">Význam</text:p>
            </table:table-cell>
          </table:table-row>
          <table:table-row table:style-name="Table1.1">
            <table:table-cell table:style-name="Table1.A2" office:value-type="string">
              <text:p text:style-name="P5"><text:span text:style-name="OOoMenuPath">Nástroje &gt; Možnosti</text:span> výběr v nabídce</text:p>
            </table:table-cell>
            <table:table-cell table:style-name="Table1.A2" office:value-type="string">
              <text:p text:style-name="P5"><text:span text:style-name="OOoMenuPath">LibreOffice &gt; Předvolby</text:span></text:p>
            </table:table-cell>
            <table:table-cell table:style-name="Table1.A2" office:value-type="string">
              <text:p text:style-name="P5">Otevře nastavení s možnostmi</text:p>
            </table:table-cell>
          </table:table-row>
          <table:table-row table:style-name="Table1.1">
            <table:table-cell table:style-name="Table1.A2" office:value-type="string">
              <text:p text:style-name="P5"><text:span text:style-name="OOoKeystroke">Klepnutí pravým tlačítkem</text:span></text:p>
            </table:table-cell>
            <table:table-cell table:style-name="Table1.A2" office:value-type="string">
              <text:p text:style-name="P6"><text:span text:style-name="OOoKeystroke">Control+klepnutí</text:span> a/nebo <text:span text:style-name="OOoKeystroke">klepnutí-pravým-tlačítkem</text:span> v závislosti na operačním systému počítače</text:p>
            </table:table-cell>
            <table:table-cell table:style-name="Table1.A2" office:value-type="string">
              <text:p text:style-name="P5">Otevře místní nabídku</text:p>
            </table:table-cell>
          </table:table-row>
          <table:table-row table:style-name="Table1.1">
            <table:table-cell table:style-name="Table1.A2" office:value-type="string">
              <text:p text:style-name="P5"><text:span text:style-name="OOoKeystroke">Ctrl (Control)</text:span></text:p>
            </table:table-cell>
            <table:table-cell table:style-name="Table1.A2" office:value-type="string">
              <text:p text:style-name="P7"><text:span text:style-name="OOoKeystroke">⌘ (Command)</text:span></text:p>
            </table:table-cell>
            <table:table-cell table:style-name="Table1.A2" office:value-type="string">
              <text:p text:style-name="P5">Používá se i s jinými klávesami</text:p>
            </table:table-cell>
          </table:table-row>
          <table:table-row table:style-name="Table1.1">
            <table:table-cell table:style-name="Table1.A2" office:value-type="string">
              <text:p text:style-name="P5"><text:span text:style-name="OOoKeystroke">F5</text:span></text:p>
            </table:table-cell>
            <table:table-cell table:style-name="Table1.A2" office:value-type="string">
              <text:p text:style-name="P7"><text:span text:style-name="OOoKeystroke">Shift</text:span>+<text:span text:style-name="OOoKeystroke">⌘</text:span>+<text:span text:style-name="OOoKeystroke">F5</text:span></text:p>
            </table:table-cell>
            <table:table-cell table:style-name="Table1.A2" office:value-type="string">
              <text:p text:style-name="P5">Otevře Navigátor</text:p>
            </table:table-cell>
          </table:table-row>
          <table:table-row table:style-name="Table1.1">
            <table:table-cell table:style-name="Table1.A2" office:value-type="string">
              <text:p text:style-name="P5"><text:span text:style-name="OOoKeystroke">F11</text:span></text:p>
            </table:table-cell>
            <table:table-cell table:style-name="Table1.A2" office:value-type="string">
              <text:p text:style-name="P7"><text:span text:style-name="OOoKeystroke">⌘+T</text:span></text:p>
            </table:table-cell>
            <table:table-cell table:style-name="Table1.A2" office:value-type="string">
              <text:p text:style-name="P5">Otevře okno Styly a formátování</text:p>
            </table:table-cell>
          </table:table-row>
        </table:table>
        <text:p text:style-name="P9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45774_687256028" text:style-name="Internet_20_link" text:visited-style-name="Internet_20_link">Autorská práva<text:tab/>2</text:a></text:p>
            <text:p text:style-name="P83"><text:a xlink:type="simple" xlink:href="#__RefHeading__382689_837524436" text:style-name="Internet_20_link" text:visited-style-name="Internet_20_link">Přispěvatelé<text:tab/>2</text:a></text:p>
            <text:p text:style-name="P83"><text:a xlink:type="simple" xlink:href="#__RefHeading__382691_837524436" text:style-name="Internet_20_link" text:visited-style-name="Internet_20_link">Zpětná vazba<text:tab/>2</text:a></text:p>
            <text:p text:style-name="P83"><text:a xlink:type="simple" xlink:href="#__RefHeading__382693_837524436" text:style-name="Internet_20_link" text:visited-style-name="Internet_20_link">Poděkování<text:tab/>2</text:a></text:p>
            <text:p text:style-name="P83"><text:a xlink:type="simple" xlink:href="#__RefHeading__382695_837524436" text:style-name="Internet_20_link" text:visited-style-name="Internet_20_link">Datum vydání a verze programu<text:tab/>2</text:a></text:p>
            <text:p text:style-name="P82"><text:a xlink:type="simple" xlink:href="#__RefHeading__7686_1972615798" text:style-name="Internet_20_link" text:visited-style-name="Internet_20_link">Poznámka pro uživatele systému Mac<text:tab/>2</text:a></text:p>
            <text:p text:style-name="P82"><text:a xlink:type="simple" xlink:href="#__RefHeading__5134_1196992793" text:style-name="Internet_20_link" text:visited-style-name="Internet_20_link">Úvod<text:tab/>4</text:a></text:p>
            <text:p text:style-name="P82"><text:a xlink:type="simple" xlink:href="#__RefHeading__8588_1448150400" text:style-name="Internet_20_link" text:visited-style-name="Internet_20_link">Moje první makro<text:tab/>4</text:a></text:p>
            <text:p text:style-name="P83"><text:a xlink:type="simple" xlink:href="#__RefHeading__19068_44446367" text:style-name="Internet_20_link" text:visited-style-name="Internet_20_link">Přidání makra<text:tab/>4</text:a></text:p>
            <text:p text:style-name="P83"><text:a xlink:type="simple" xlink:href="#__RefHeading__5136_1196992793" text:style-name="Internet_20_link" text:visited-style-name="Internet_20_link">Záznam makra<text:tab/>6</text:a></text:p>
            <text:p text:style-name="P83"><text:a xlink:type="simple" xlink:href="#__RefHeading__5138_1196992793" text:style-name="Internet_20_link" text:visited-style-name="Internet_20_link">Spuštění makra<text:tab/>7</text:a></text:p>
            <text:p text:style-name="P83"><text:a xlink:type="simple" xlink:href="#__RefHeading__5140_1196992793" text:style-name="Internet_20_link" text:visited-style-name="Internet_20_link">Zobrazení a úprava maker<text:tab/>8</text:a></text:p>
            <text:p text:style-name="P84"><text:a xlink:type="simple" xlink:href="#__RefHeading__8590_1448150400" text:style-name="Internet_20_link" text:visited-style-name="Internet_20_link">REM poznámky<text:tab/>8</text:a></text:p>
            <text:p text:style-name="P84"><text:a xlink:type="simple" xlink:href="#__RefHeading__5144_1196992793" text:style-name="Internet_20_link" text:visited-style-name="Internet_20_link">Definování podprogramů pomocí SUB<text:tab/>8</text:a></text:p>
            <text:p text:style-name="P84"><text:a xlink:type="simple" xlink:href="#__RefHeading__5146_1196992793" text:style-name="Internet_20_link" text:visited-style-name="Internet_20_link">Definování proměnných pomocí Dim<text:tab/>9</text:a></text:p>
            <text:p text:style-name="P84"><text:a xlink:type="simple" xlink:href="#__RefHeading__5148_1196992793" text:style-name="Internet_20_link" text:visited-style-name="Internet_20_link">Vysvětlení kódu makra<text:tab/>9</text:a></text:p>
            <text:p text:style-name="P82"><text:a xlink:type="simple" xlink:href="#__RefHeading__5150_1196992793" text:style-name="Internet_20_link" text:visited-style-name="Internet_20_link">Vytvoření makra<text:tab/>10</text:a></text:p>
            <text:p text:style-name="P83"><text:a xlink:type="simple" xlink:href="#__RefHeading__8592_1448150400" text:style-name="Internet_20_link" text:visited-style-name="Internet_20_link">Příklad složitějšího makra<text:tab/>10</text:a></text:p>
            <text:p text:style-name="P83"><text:a xlink:type="simple" xlink:href="#__RefHeading__5154_1196992793" text:style-name="Internet_20_link" text:visited-style-name="Internet_20_link">Rychlé spuštění makra<text:tab/>13</text:a></text:p>
            <text:p text:style-name="P82"><text:a xlink:type="simple" xlink:href="#__RefHeading__5156_1196992793" text:style-name="Internet_20_link" text:visited-style-name="Internet_20_link">Selhání záznamu maker<text:tab/>13</text:a></text:p>
            <text:p text:style-name="P83"><text:a xlink:type="simple" xlink:href="#__RefHeading__5158_1196992793" text:style-name="Internet_20_link" text:visited-style-name="Internet_20_link">Příkazová infrastruktura<text:tab/>13</text:a></text:p>
            <text:p text:style-name="P83"><text:a xlink:type="simple" xlink:href="#__RefHeading__5160_1196992793" text:style-name="Internet_20_link" text:visited-style-name="Internet_20_link">Jako záznamník maker využívá příkazovou infrastrukturu<text:tab/>14</text:a></text:p>
            <text:p text:style-name="P83"><text:a xlink:type="simple" xlink:href="#__RefHeading__5162_1196992793" text:style-name="Internet_20_link" text:visited-style-name="Internet_20_link">Ostatní možnosti<text:tab/>14</text:a></text:p>
            <text:p text:style-name="P82"><text:a xlink:type="simple" xlink:href="#__RefHeading__5164_1196992793" text:style-name="Internet_20_link" text:visited-style-name="Internet_20_link">Uspořádání maker<text:tab/>14</text:a></text:p>
            <text:p text:style-name="P83"><text:a xlink:type="simple" xlink:href="#__RefHeading__5166_1196992793" text:style-name="Internet_20_link" text:visited-style-name="Internet_20_link">Kde jsou makra uložené?<text:tab/>16</text:a></text:p>
            <text:p text:style-name="P83"><text:a xlink:type="simple" xlink:href="#__RefHeading__5168_1196992793" text:style-name="Internet_20_link" text:visited-style-name="Internet_20_link">Importování maker<text:tab/>16</text:a></text:p>
            <text:p text:style-name="P83"><text:a xlink:type="simple" xlink:href="#__RefHeading__5170_1196992793" text:style-name="Internet_20_link" text:visited-style-name="Internet_20_link">Stažení maker za účelem importu<text:tab/>17</text:a></text:p>
            <text:p text:style-name="P82"><text:a xlink:type="simple" xlink:href="#__RefHeading__5172_1196992793" text:style-name="Internet_20_link" text:visited-style-name="Internet_20_link">Jako makro spustit<text:tab/>18</text:a></text:p>
            <text:p text:style-name="P83"><text:a xlink:type="simple" xlink:href="#__RefHeading__197251_1448150400" text:style-name="Internet_20_link" text:visited-style-name="Internet_20_link">Nástrojové lišty, položky nabídky a klávesové zkratky<text:tab/>18</text:a></text:p>
            <text:p text:style-name="P83"><text:a xlink:type="simple" xlink:href="#__RefHeading__197253_1448150400" text:style-name="Internet_20_link" text:visited-style-name="Internet_20_link">Události<text:tab/>19</text:a></text:p>
            <text:p text:style-name="P82"><text:a xlink:type="simple" xlink:href="#__RefHeading__5182_1196992793" text:style-name="Internet_20_link" text:visited-style-name="Internet_20_link">Rozšíření<text:tab/>20</text:a></text:p>
            <text:p text:style-name="P82"><text:a xlink:type="simple" xlink:href="#__RefHeading__5184_1196992793" text:style-name="Internet_20_link" text:visited-style-name="Internet_20_link">Vytváření maker bez použití záznamu<text:tab/>21</text:a></text:p>
            <text:p text:style-name="P82"><text:a xlink:type="simple" xlink:href="#__RefHeading__5186_1196992793" text:style-name="Internet_20_link" text:visited-style-name="Internet_20_link">Kde najdeme více informací<text:tab/>21</text:a></text:p>
            <text:p text:style-name="P83"><text:a xlink:type="simple" xlink:href="#__RefHeading__5188_1196992793" text:style-name="Internet_20_link" text:visited-style-name="Internet_20_link">Přiložený materiál<text:tab/>21</text:a></text:p>
            <text:p text:style-name="P83"><text:a xlink:type="simple" xlink:href="#__RefHeading__5190_1196992793" text:style-name="Internet_20_link" text:visited-style-name="Internet_20_link">Online zdroje<text:tab/>21</text:a></text:p>
            <text:p text:style-name="P83"><text:a xlink:type="simple" xlink:href="#__RefHeading__7688_1972615798" text:style-name="Internet_20_link" text:visited-style-name="Internet_20_link">Tištěné a elektronické knihy<text:tab/>22</text:a></text:p>
          </text:index-body>
        </text:table-of-content>
        <text:p text:style-name="OOoTextBody"/>
      </text:section>
      <text:h text:style-name="P116" text:outline-level="1"><text:bookmark-start text:name="__RefHeading__5134_1196992793"/>Úvod<text:bookmark-end text:name="__RefHeading__5134_1196992793"/></text:h>
      <text:p text:style-name="P18">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úlohu stejným způsobem mnohokrát zopakovat.</text:p>
      <text:p text:style-name="P18">Makra LibreOffice jsou obvykle napsány v jazyce, který se nazývá <text:alphabetical-index-mark text:string-value="LibreOffice Basic"/>LibreOffice Basic, což se někdy jednoduše zkracuje na <text:alphabetical-index-mark-start text:id="IMark4853306952"/>Basic<text:alphabetical-index-mark-end text:id="IMark485330695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18">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část „<text:span text:style-name="T8"><text:reference-ref text:reference-format="text" text:ref-name="The dispatch framework section">Příkazová infrastruktura</text:reference-ref></text:span><text:span text:style-name="OOoEmphasis">“ na straně</text:span><text:span text:style-name="T8"><text:reference-ref text:reference-format="page" text:ref-name="The dispatch framework section"> 13</text:reference-ref> </text:span>).</text:p>
      <text:h text:style-name="P115" text:outline-level="1"><text:bookmark-start text:name="__RefHeading__8588_1448150400"/>Moje <text:alphabetical-index-mark text:string-value="makra"/> první makro<text:bookmark-end text:name="__RefHeading__8588_1448150400"/></text:h>
      <text:h text:style-name="OOoHeading_20_2" text:outline-level="2"><text:bookmark-start text:name="__RefHeading__19068_44446367"/>Přidání makra<text:bookmark-end text:name="__RefHeading__19068_44446367"/></text:h>
      <text:p text:style-name="P1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category-and-value" text:ref-name="refListing0">1</text:sequence-ref>. Nejprve je třeba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4</text:bookmark-ref>.</text:p>
      <text:p text:style-name="P42">Výpis <text:sequence text:ref-name="refListing0" text:name="Listing" text:formula="ooow:Listing + 1" style:num-format="1">1</text:sequence>: Jednoduché makro, které nás pozdraví</text:p>
      <text:p text:style-name="P34"><text:span text:style-name="_5f_OOoComputerKeyWord"> Sub</text:span> <text:span text:style-name="_5f_OOoComputerIdent">MakroAhoj</text:span></text:p>
      <text:p text:style-name="P34"><text:span text:style-name="_5f_OOoComputerComment"><text:span text:style-name="T6"><text:s text:c="2"/></text:span></text:span><text:span text:style-name="_5f_OOoComputerKeyWord">Print</text:span> <text:span text:style-name="_5f_OOoComputerLiteral">„Ahoj“</text:span></text:p>
      <text:p text:style-name="P45"><text:span text:style-name="_5f_OOoComputerKeyWord">End</text:span><text:span text:style-name="_5f_OOoComputerComment"> S</text:span><text:span text:style-name="_5f_OOoComputerKeyWord">ub</text:span></text:p>
      <text:p text:style-name="P80"><draw:frame draw:style-name="fr1" draw:name="Frame16" text:anchor-type="as-char" svg:width="14.901cm" draw:z-index="0"><draw:text-box fo:min-height="9.548cm"><text:p text:style-name="P69"><draw:frame draw:style-name="fr8" draw:name="graphics14" text:anchor-type="as-char" svg:width="14.901cm" svg:height="8.774cm" draw:z-index="7"><draw:image xlink:href="Pictures/10000201000002D0000001A8B6569FD1.png" xlink:type="simple" xlink:show="embed" xlink:actuate="onLoad"/></draw:frame></text:p><text:p text:style-name="OOoFigureCaption">Obrázek <text:sequence text:ref-name="refFigure0" text:name="Figure" text:formula="ooow:Figure+1" style:num-format="1">1</text:sequence>: Dialogové okno Makra LibreOffice Basic</text:p></draw:text-box></draw:frame></text:p>
      <text:p text:style-name="P39"><text:soft-page-break/><text:span text:style-name="_5f_OOoComputerKeyWord"><text:span text:style-name="T6"><draw:frame draw:style-name="fr1" draw:name="Frame17" text:anchor-type="as-char" svg:width="9.999cm" draw:z-index="10"><draw:text-box fo:min-height="0.499cm"><text:p text:style-name="P65"><draw:frame draw:style-name="fr8" draw:name="graphics21" text:anchor-type="as-char" svg:width="9.999cm" svg:height="6.449cm" draw:z-index="12"><draw:image xlink:href="Pictures/10000201000002390000016F6335EDEC.png" xlink:type="simple" xlink:show="embed" xlink:actuate="onLoad"/></draw:frame></text:p><text:p text:style-name="OOoFigureCaption">Obrázek <text:sequence text:ref-name="refFigure1" text:name="Figure" text:formula="ooow:Figure+1" style:num-format="1">2</text:sequence>: Dialogové okno Organizátor maker LibreOffice Basic<text:span text:style-name="T22"/></text:p></draw:text-box></draw:frame></text:span></text:span></text:p>
      <text:p text:style-name="OOoFigure"><text:span text:style-name="_5f_OOoComputerKeyWord"><text:span text:style-name="T6"><draw:frame draw:style-name="fr1" draw:name="Frame1" text:anchor-type="as-char" svg:width="16.191cm" draw:z-index="17"><draw:text-box fo:min-height="10.569cm"><text:p text:style-name="P68"><draw:frame draw:style-name="fr8" draw:name="graphics4" text:anchor-type="as-char" svg:width="16.191cm" svg:height="9.768cm" draw:z-index="20"><draw:image xlink:href="Pictures/10000201000002FC000001CD4EE036A0.png" xlink:type="simple" xlink:show="embed" xlink:actuate="onLoad"/></draw:frame></text:p><text:p text:style-name="OOoFigureCaption">Obrázek <text:sequence text:ref-name="refFigure2" text:name="Figure" text:formula="ooow:Figure+1" style:num-format="1">3</text:sequence>: Okno integrovaného vývojového prostředí maker</text:p></draw:text-box></draw:frame></text:span></text:span></text:p>
      <text:p text:style-name="OOoTextBody_5f_ListIntro">Pro vytvoření knihovny obsahující naše makro použijeme následující kroky:</text:p>
      <text:list xml:id="list5695788713583182239" text:style-name="OOoNum_20_123">
        <text:list-item text:start-value="1">
          <text:p text:style-name="OOoNum_20_123_20_Start">V hlavní nabídce zvolíme <text:span text:style-name="OOoMenuPath">Nástroje &gt; Makra &gt; Správce maker &gt; LibreOffice Basic</text:span>, čímž otevřeme dialogové okno Makra LibreOffice Basic (obrázek <text:sequence-ref text:reference-format="category-and-value" text:ref-name="refFigure0">1</text:sequence-ref>).</text:p>
        </text:list-item>
        <text:list-item>
          <text:p text:style-name="OOoNum_20_123_20_Cont.">Klikneme na <text:span text:style-name="OOoMenuPath">Organizátor</text:span>, čímž otevřeme okno Organizátor maker LibreOffice Basic (obrázek <text:sequence-ref text:reference-format="category-and-value" text:ref-name="refFigure1">2</text:sequence-ref>). V něm zvolíme kartu <text:span text:style-name="OOoEmphasis">Knihovny</text:span>.</text:p>
        </text:list-item>
        <text:list-item>
          <text:p text:style-name="P95">V seznamu <text:span text:style-name="OOoEmphasis">Lokalita</text:span> zvolíme položku <text:span text:style-name="OOoEmphasis">Moje makra a dialogová okna</text:span>, což je standardní místo pro ukládání maker.</text:p>
        </text:list-item>
        <text:list-item>
          <text:p text:style-name="P95">Kliknutím na <text:span text:style-name="OOoMenuPath">Nový</text:span> otevřeme okno Nová knihovna.</text:p>
        </text:list-item>
        <text:list-item>
          <text:p text:style-name="P95">Zadáme název knihovny, například KnihovnaTest a klikneme na <text:span text:style-name="OOoMenuPath">OK</text:span>.</text:p>
        </text:list-item>
        <text:list-item>
          <text:p text:style-name="P95">Zvolíme kartu <text:span text:style-name="OOoEmphasis">Moduly</text:span>.</text:p>
        </text:list-item>
        <text:list-item>
          <text:p text:style-name="P95">V seznamu <text:span text:style-name="OOoEmphasis">Modul</text:span> otevřeme položku <text:span text:style-name="OOoEmphasis">Moje makra</text:span> a v ní právě vytvořenou knihovnu KnihovnaTest. V ní již existuje položka Module1, kam můžeme makro uložit. Případně můžeme stiskem <text:span text:style-name="OOoMenuPath">Nový</text:span> vytvořit v knihovně jiný modul.</text:p>
        </text:list-item>
        <text:list-item>
          <text:p text:style-name="P95"><text:soft-page-break/>Zvolíme Module1 nebo nově vytvořený modul a klikneme na <text:span text:style-name="OOoMenuPath">Upravit</text:span>, čímž se otevře okno integrovaného vývojového prostředí (angl. Integrated Development Environment, IDE) (<text:span text:style-name="T9">obrázek <text:sequence-ref text:reference-format="category-and-value" text:ref-name="refFigure2">3</text:sequence-ref> </text:span> ). IDE je textový editor začleněn do LibreOffice, který umožňuje vytváření a úpravu maker.</text:p>
        </text:list-item>
        <text:list-item>
          <text:p text:style-name="OOoNum_20_123_20_Cont.">Nový modul po vytvoření obsahuje pouze poznámku a jedno prázdné makro s názvem Main, které nic nedělá.</text:p>
        </text:list-item>
        <text:list-item>
          <text:p text:style-name="P95">Nové makro přidáme buď před Sub Main nebo za End Sub. Výpis <text:sequence-ref text:reference-format="category-and-value" text:ref-name="refListing1">2</text:sequence-ref> zobrazuje makro, které bylo přidáno před Sub Main.</text:p>
        </text:list-item>
        <text:list-item>
          <text:p text:style-name="P100">Klikneme na ikonu <text:span text:style-name="OOoMenuPath">Zkompilovat</text:span>, <text:span text:style-name="T3"><draw:frame draw:style-name="fr9" draw:name="graphics24" text:anchor-type="as-char" svg:width="0.67cm" svg:height="0.633cm" draw:z-index="11"><draw:image xlink:href="Pictures/100002010000001300000012A64C2ED0.png" xlink:type="simple" xlink:show="embed" xlink:actuate="onLoad"/></draw:frame></text:span> která se nachází na panelu nástrojů Makro, čímž makro přeložíme.</text:p>
        </text:list-item>
        <text:list-item>
          <text:p text:style-name="P96">Pak makro MakroAhoj spustíme tak, že do něj umístíme textový kurzor a následně buď na panelu Makro klikneme na ikonu <text:span text:style-name="OOoMenuPath">Spustit BASIC</text:span><draw:frame draw:style-name="fr9" draw:name="graphics9" text:anchor-type="as-char" svg:width="0.633cm" svg:height="0.529cm" draw:z-index="15"><draw:image xlink:href="Pictures/10000201000000120000000FA97E6BFE.png" xlink:type="simple" xlink:show="embed" xlink:actuate="onLoad"/></draw:frame> nebo stiskneme klávesu <text:span text:style-name="OOoKeystroke">F5</text:span>. Objeví se malé dialogové okno s textem „Ahoj“. Pokud se textový kurzor nenachází uvnitř podprogramu (funkce), otevře se dialogové okno, ve kterém můžeme vybrat makro pro spuštění.</text:p>
        </text:list-item>
        <text:list-item>
          <text:p text:style-name="P100">Kliknutím na tlačítko <text:span text:style-name="OOoMenuPath">OK</text:span> okno zavřeme.</text:p>
        </text:list-item>
        <text:list-item>
          <text:p text:style-name="P96">Pokud se v modulu nachází několik maker a chceme spustit jedno z nich, můžeme také kliknout na ikonu <text:span text:style-name="OOoMenuPath">Vybrat makro</text:span><draw:frame draw:style-name="fr9" draw:name="graphics10" text:anchor-type="as-char" svg:width="0.6cm" svg:height="0.6cm" draw:z-index="16"><draw:image xlink:href="Pictures/1000020100000011000000119EBB74DF.png" xlink:type="simple" xlink:show="embed" xlink:actuate="onLoad"/></draw:frame> na nástrojové liště Standardní nebo v hlavní nabídce zvolíme <text:span text:style-name="OOoMenuPath">Nástroje &gt; Makra &gt; Uspořádat makra &gt; LibreOffice Basic</text:span>.</text:p>
        </text:list-item>
        <text:list-item>
          <text:p text:style-name="P86">Poté vybereme požadované makro a klikneme na <text:span text:style-name="OOoMenuPath">Spustit</text:span>.</text:p>
        </text:list-item>
      </text:list>
      <text:p text:style-name="P43">Výpis <text:sequence text:ref-name="refListing1" text:name="Listing" text:formula="ooow:Listing + 1" style:num-format="1">2 </text:sequence>: Module1 po přidání nového makra.</text:p>
      <text:p text:style-name="P55"><text:span text:style-name="_5f_OOoComputerComment"><text:span text:style-name="T28">REM <text:s/>***** <text:s/>BASIC <text:s/>*****</text:span></text:span></text:p>
      <text:p text:style-name="P55"><text:span text:style-name="_5f_OOoComputerKeyWord"><text:span text:style-name="T27"/></text:span></text:p>
      <text:p text:style-name="P55"><text:span text:style-name="_5f_OOoComputerKeyWord"> Sub</text:span> <text:span text:style-name="_5f_OOoComputerIdent">MakroAhoj</text:span></text:p>
      <text:p text:style-name="P55"><text:span text:style-name="_5f_OOoComputerComment"><text:span text:style-name="T6"><text:s text:c="2"/></text:span></text:span><text:span text:style-name="_5f_OOoComputerKeyWord">Print</text:span> <text:span text:style-name="_5f_OOoComputerLiteral">„Ahoj“</text:span></text:p>
      <text:p text:style-name="P56"><text:span text:style-name="_5f_OOoComputerKeyWord">End</text:span><text:span text:style-name="_5f_OOoComputerComment"> S</text:span><text:span text:style-name="_5f_OOoComputerKeyWord">ub</text:span></text:p>
      <text:p text:style-name="P53"><text:span text:style-name="_5f_OOoComputerKeyWord"/></text:p>
      <text:p text:style-name="P55"><text:span text:style-name="_5f_OOoComputerKeyWord">Sub</text:span> <text:span text:style-name="_5f_OOoComputerIdent">Main</text:span></text:p>
      <text:p text:style-name="P54"/>
      <text:p text:style-name="P57"><text:span text:style-name="_5f_OOoComputerKeyWord">End</text:span><text:span text:style-name="OOoMenuPath"> </text:span><text:span text:style-name="_5f_OOoComputerKeyWord">Sub</text:span></text:p>
      <text:h text:style-name="OOoHeading_20_2" text:outline-level="2"><text:bookmark-start text:name="__RefHeading__5136_1196992793"/>Záznam <text:alphabetical-index-mark text:string-value="záznam" text:key1="makra"/>makra<text:bookmark-end text:name="__RefHeading__5136_1196992793"/></text:h>
      <text:p text:style-name="P1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able:table table:name="Table10" table:style-name="Table10">
        <table:table-column table:style-name="Table10.A"/>
        <table:table-column table:style-name="Table10.B"/>
        <table:table-row>
          <table:table-cell table:style-name="Table10.A1" office:value-type="string">
            <text:p text:style-name="P48">Poznámka</text:p>
          </table:table-cell>
          <table:table-cell table:style-name="Table10.B1" office:value-type="string">
            <text:p text:style-name="P8">Pro některé typy informací, které bychom chtěli opakovaně vkládat, je možná vhodnější vytvořit soubor s automatickým textem. Více informací nalezneme v <text:span text:style-name="OOoEmphasis">kapitole 3 Working with Text příručky Writer Guide</text:span>.</text:p>
          </table:table-cell>
        </table:table-row>
      </table:table>
      <text:list xml:id="list190234435527214" text:continue-list="list5695788713583182239" text:style-name="OOoNum_20_123">
        <text:list-item text:start-value="1">
          <text:p text:style-name="P114">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OOoNum_20_123_20_Cont.">Záznam makra spustíme zvolením <text:span text:style-name="OOoMenuPath">Nástroje &gt; Makra &gt; Zaznamenat makro</text:span> v hlavní nabídce. Otevře se malé okénko, které upozorňuje že probíhá záznam makra.</text:p>
        </text:list-item>
        <text:list-item>
          <text:p text:style-name="OOoNum_20_123_20_Cont.">Během záznamu vložíme požadované informace nebo provedeme vhodnou posloupnost operací. Jako příklad můžeme napsat své jméno.</text:p>
        </text:list-item>
        <text:list-item>
          <text:p text:style-name="OOoNum_20_123_20_Cont.">Záznam makra ukončíme kliknutím na tlačítko <text:span text:style-name="OOoMenuPath">Zastavit nahrávání</text:span> v okénku indikátorovém nahrávání. Otevře se okno <text:alphabetical-index-mark text:string-value="Dialog LibreOffice Basic makra"/>Makra LibreOffice Basic (<text:span text:style-name="T10">obrázek <text:sequence-ref text:reference-format="category-and-value" text:ref-name="refFigure0">1</text:sequence-ref></text:span> na straně <text:span text:style-name="T10"><text:sequence-ref text:reference-format="page" text:ref-name="refFigure0"> 4</text:sequence-ref></text:span>).</text:p>
        </text:list-item>
        <text:list-item>
          <text:p text:style-name="P106">V něm otevřeme <text:alphabetical-index-mark text:string-value="kontejner s knihovnami" text:key1="makra"/>kontejner s knihovnami <text:span text:style-name="OOoEmphasis">Moje makra</text:span>.</text:p>
        </text:list-item>
        <text:list-item>
          <text:p text:style-name="P101"><text:soft-page-break/>V kontejneru Moje makra najdeme knihovnu <text:span text:style-name="OOoEmphasis">Standard</text:span>. Upozorňujeme, že každý kontejner obsahuje knihovnu Standard.</text:p>
        </text:list-item>
        <text:list-item>
          <text:p text:style-name="P101">Zvolíme knihovnu Standard a klikneme na <text:span text:style-name="OOoMenuPath">Nový modul</text:span>, čímž vytvoříme nový<text:alphabetical-index-mark text:string-value="modul" text:key1="makra"/> modul, ve kterém bude makro uloženo. Tímto se otevře okno Nový modul (<text:span text:style-name="T10">obrázek <text:sequence-ref text:reference-format="category-and-value" text:ref-name="refFigure3">4</text:sequence-ref></text:span>).</text:p>
        </text:list-item>
      </text:list>
      <text:p text:style-name="P71"><draw:frame draw:style-name="fr2" draw:name="Frame2" text:anchor-type="as-char" svg:width="7.999cm" draw:z-index="4"><draw:text-box fo:min-height="3.41cm"><text:p text:style-name="P66"><draw:frame draw:style-name="fr8" draw:name="graphics2" text:anchor-type="as-char" svg:width="7.999cm" svg:height="2.766cm" draw:z-index="5"><draw:image xlink:href="Pictures/10000201000001A6000000922B8690F3.png" xlink:type="simple" xlink:show="embed" xlink:actuate="onLoad"/></draw:frame></text:p><text:p text:style-name="OOoFigureCaption">Obrázek <text:sequence text:ref-name="refFigure3" text:name="Figure" text:formula="ooow:Figure+1" style:num-format="1">4 </text:sequence>: <text:span text:style-name="T11">Dialogové okno Nový modul</text:span></text:p></draw:text-box></draw:frame></text:p>
      <text:list xml:id="list190235303414846" text:continue-numbering="true" text:style-name="OOoNum_20_123">
        <text:list-item>
          <text:p text:style-name="OOoNum_20_123_20_Cont.">V něm zadáme popisný název nového modulu, jako například <text:span text:style-name="OOoEmphasis">zaznamenala</text:span>, a kliknutím na <text:span text:style-name="OOoMenuPath">OK</text:span> ho vytvoříme (v názvech modulů nepoužíváme diakritiku). Zadaný název se objeví v okně Makra LibreOffice Basic v knihovně Standard.</text:p>
        </text:list-item>
        <text:list-item>
          <text:p text:style-name="P88">Do textového pole <text:span text:style-name="OOoMenuPath">Název makra</text:span> zadáme název právě zaznamenaného makra, například <text:span text:style-name="OOoEmphasis">VlozitMojeJmeno</text:span>.</text:p>
        </text:list-item>
        <text:list-item>
          <text:p text:style-name="OOoNum_20_123_20_Cont.">Kliknutím na <text:span text:style-name="OOoMenuPath">Uložit</text:span> nové makro uložíme a okno zavřeme.</text:p>
        </text:list-item>
        <text:list-item>
          <text:p text:style-name="P89">Pokud jsme podrobně postupovali podle výše uvedeného postupu, v knihovně Standard nyní máme modul se jménem zaznamenala, který obsahuje makro VlozitMojeJmeno.</text:p>
        </text:list-item>
      </text:list>
      <table:table table:name="Table8" table:style-name="Table8">
        <table:table-column table:style-name="Table8.A"/>
        <table:table-column table:style-name="Table8.B"/>
        <table:table-row>
          <table:table-cell table:style-name="Table8.A1" office:value-type="string">
            <text:p text:style-name="P49">Poznámka</text:p>
          </table:table-cell>
          <table:table-cell table:style-name="Table8.B1" office:value-type="string">
            <text:p text:style-name="P9">Při vytvoření nového modulu do něj LibreOffice automaticky vloží makro s názvem Main.</text:p>
          </table:table-cell>
        </table:table-row>
      </table:table>
      <text:h text:style-name="OOoHeading_20_2" text:outline-level="2"><text:bookmark-start text:name="__RefHeading__5138_1196992793"/><text:alphabetical-index-mark text:string-value="spouštění" text:key1="makra"/>Spuštění makra<text:bookmark-end text:name="__RefHeading__5138_1196992793"/></text:h>
      <text:list xml:id="list190233767723090" text:continue-list="list190235303414846" text:style-name="OOoNum_20_123">
        <text:list-item text:start-value="1">
          <text:p text:style-name="P90">V hlavní nabídce zvolíme <text:span text:style-name="OOoMenuPath">Nástroje &gt; Makra &gt; Spustit makro</text:span>, čímž otevřeme okno Výběr maker (<text:span text:style-name="T12">obrázek <text:sequence-ref text:reference-format="category-and-value" text:ref-name="refFigure4">5</text:sequence-ref></text:span>).</text:p>
        </text:list-item>
        <text:list-item>
          <text:p text:style-name="P102">Například vybereme nově vytvořené makro VlozitMojeJmeno a klikneme na tlačítko <text:span text:style-name="OOoMenuPath">Spustit</text:span>.</text:p>
        </text:list-item>
        <text:list-item>
          <text:p text:style-name="OOoNum_20_123_20_End">Alternativní možností je otevření okna Makra LibreOffice Basic zvolením <text:span text:style-name="OOoMenuPath">Nástroje &gt; Makra &gt; Správce maker &gt; LibreOffice Basic</text:span> v hlavní nabídce, ve kterém makro vybereme a klikneme na <text:span text:style-name="OOoMenuPath">Spustit</text:span>.</text:p>
        </text:list-item>
      </text:list>
      <text:p text:style-name="P70"><draw:frame draw:style-name="fr2" draw:name="Frame3" text:anchor-type="as-char" svg:width="15.522cm" draw:z-index="8"><draw:text-box fo:min-height="6.167cm"><text:p text:style-name="P58"><draw:frame draw:style-name="fr8" draw:name="graphics1" text:anchor-type="as-char" svg:width="15.522cm" svg:height="5.519cm" draw:z-index="9"><draw:image xlink:href="Pictures/10000201000002BF000000FA803297B0.png" xlink:type="simple" xlink:show="embed" xlink:actuate="onLoad"/></draw:frame></text:p><text:p text:style-name="P58">Obrázek <text:sequence text:ref-name="refFigure4" text:name="Figure" text:formula="ooow:Figure+1" style:num-format="1">5 </text:sequence>: <text:span text:style-name="OOoDefault">Dialogové okno Výběr maker </text:span></text:p></draw:text-box></draw:frame></text:p>
      <text:h text:style-name="OOoHeading_20_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OOoTextBody_5f_ListIntro">Makra zobrazíme nebo i upravíme následujícím způsobem:</text:p>
      <text:list xml:id="list190235851626878" text:continue-list="list190233767723090" text:style-name="OOoNum_20_123">
        <text:list-item text:start-value="1">
          <text:p text:style-name="P108">Zvolením <text:span text:style-name="OOoMenuPath">Nástroje &gt; Makra &gt; Správce maker &gt; LibreOffice Basic</text:span> v hlavní nabídce otevřeme okno Makra v LibreOffice Basic.</text:p>
        </text:list-item>
        <text:list-item>
          <text:p text:style-name="OOoNum_20_123_20_End">Vybereme nově vytvořené makro (VlozitMojejMeno) a klikneme na <text:span text:style-name="OOoMenuPath">Upravit</text:span>, čímž otevřeme vývojové prostředí (<text:alphabetical-index-mark-start text:id="IMark4853307624"/><text:alphabetical-index-mark-start text:id="IMark4853306856" text:key1="macros"/> IDE <text:alphabetical-index-mark-end text:id="IMark4853306856"/><text:alphabetical-index-mark-end text:id="IMark4853307624"/>) jazyka Basic. Makro VlozitMojeJmeno je zobrazeno ve výpisu <text:span text:style-name="T13"><text:sequence-ref text:reference-format="category-and-value" text:ref-name="refListing2">3</text:sequence-ref></text:span>.</text:p>
        </text:list-item>
      </text:list>
      <text:p text:style-name="P21">Není to až tak složité, jak to na první pohled vypadá. Je však potřeba se pár věcí naučit, což hodně pomůže porozumění maker. Začneme popisem prvků, které se nacházejí v horní části výpisu.</text:p>
      <text:p text:style-name="P41">Výpis <text:sequence text:ref-name="refListing2" text:name="Listing" text:formula="ooow:Listing + 1" style:num-format="1">3</text:sequence> Vytvořeno makro „VlozitMojeJmeno"</text:p>
      <text:p text:style-name="OOoComputerCode"><text:span text:style-name="_5f_OOoComputerComment">REM <text:s/>***** <text:s/>BASIC <text:s/>*****</text:span></text:p>
      <text:p text:style-name="OOoComputerCode"><text:span text:style-name="_5f_OOoComputerKeyWord">Sub</text:span> <text:span text:style-name="_5f_OOoComputerIdent">Main</text:span></text:p>
      <text:p text:style-name="OOoComputerCode"/>
      <text:p text:style-name="OOoComputerCode"><text:span text:style-name="_5f_OOoComputerKeyWord">End</text:span> <text:span text:style-name="_5f_OOoComputerKeyWord">Sub</text:span></text:p>
      <text:p text:style-name="OOoComputerCode"/>
      <text:p text:style-name="OOoComputerCode"><text:span text:style-name="_5f_OOoComputerKeyWord">sub</text:span> <text:span text:style-name="_5f_OOoComputerIdent">VlozitMojeJmeno</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OOoComputerCode"><text:span text:style-name="_5f_OOoComputerComment">rem -------------------------------------------------------------</text:span></text:p>
      <text:p text:style-name="OOoComputerCode"><text:span text:style-name="_5f_OOoComputerKeyWord">dim</text:span> <text:span text:style-name="_5f_OOoComputerIdent">args1</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Your nam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text:span><text:span text:style-name="_5f_OOoComputerKeyWord">())</text:span></text:p>
      <text:p text:style-name="OOoComputerCode_5f_End"><text:span text:style-name="_5f_OOoComputerKeyWord">end</text:span> <text:span text:style-name="_5f_OOoComputerKeyWord">sub</text:span></text:p>
      <text:h text:style-name="OOoHeading_20_3" text:outline-level="3"><text:bookmark-start text:name="__RefHeading__8590_1448150400"/><text:alphabetical-index-mark-start text:id="IMark4853307624" text:key1="macros"/><text:alphabetical-index-mark-start text:id="IMark4853307048"/>REM<text:alphabetical-index-mark-end text:id="IMark4853307048"/><text:alphabetical-index-mark-end text:id="IMark4853307624"/> poznámky<text:bookmark-end text:name="__RefHeading__8590_1448150400"/></text:h>
      <text:p text:style-name="P20">Poznámky v jazyce Basic začínají klíčovým slovem REM, což je zkratka slova remark (poznámka). Veškerý text za REM na daném řádku je ignorován. Alternativně můžeme poznámku začít i znakem apostrof (').</text:p>
      <text:p text:style-name="P22">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OOoHeading_20_3" text:outline-level="3"><text:bookmark-start text:name="__RefHeading__5144_1196992793"/><text:alphabetical-index-mark text:string-value="podprogramy" text:key1="makra"/><text:alphabetical-index-mark text:string-value="podprogramy v makrech"/>Definování podprogramů pomocí <text:alphabetical-index-mark-start text:id="IMark4853306856"/>SUB<text:bookmark-end text:name="__RefHeading__5144_1196992793"/><text:alphabetical-index-mark-end text:id="IMark4853306856"/></text:h>
      <text:p text:style-name="OOoTextBody">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able:table table:name="Table6" table:style-name="Table6">
        <table:table-column table:style-name="Table6.A"/>
        <table:table-column table:style-name="Table6.B"/>
        <table:table-row>
          <table:table-cell table:style-name="Table6.A1" office:value-type="string">
            <text:p text:style-name="P50">Poznámka</text:p>
          </table:table-cell>
          <table:table-cell table:style-name="Table6.B1" office:value-type="string">
            <text:p text:style-name="P3">LibreOffice při vytváření nového modulu vždy vytvoří prázdný podprogram Main.</text:p>
          </table:table-cell>
        </table:table-row>
      </table:table>
      <text:p text:style-name="OOoTextBody"><text:soft-page-break/>Některá pokročilé témata o programování v jazyce Basic jsou sice mimo rozsah tohoto manuálu, nemusí však být na závadu, pokud o nich budeme vědět:</text:p>
      <text:list xml:id="list6696438728385759271" text:style-name="OOoBullets_20_1">
        <text:list-item>
          <text:p text:style-name="OOoList_20_1_20_Start">Makro lze napsat i tak, že podprogramu, který ho definuje, předáme požadované parametry. Tyto parametry se nazývají argumenty. Zaznamenaná makra však žádné argumenty nepřijímají.</text:p>
        </text:list-item>
        <text:list-item>
          <text:p text:style-name="P123">Jiným typem podprogramů jsou funkce. Funkce je takový podprogram, který vrací hodnotu. Funkce definujeme pomocí klíčového slova FUNCTION na jejím začátku. Zaznamenané makra vytvářejí podprogramy, které nejsou funkcemi.</text:p>
        </text:list-item>
      </text:list>
      <text:h text:style-name="OOoHeading_20_3" text:outline-level="3"><text:bookmark-start text:name="__RefHeading__5146_1196992793"/><text:alphabetical-index-mark text:string-value="proměnné" text:key1="makra"/>Definování<text:alphabetical-index-mark text:string-value="proměnné v makrech"/> proměnných pomocí <text:alphabetical-index-mark-start text:id="IMark4853307048" text:key1="macros"/><text:alphabetical-index-mark-start text:id="IMark4853306472"/>Dim<text:bookmark-end text:name="__RefHeading__5146_1196992793"/><text:alphabetical-index-mark-end text:id="IMark4853306472"/><text:alphabetical-index-mark-end text:id="IMark4853307048"/></text:h>
      <text:p text:style-name="P12">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12">V makru VlozitMojeJmeno jsou proměnné <text:span text:style-name="OOoComputerCode">document</text:span> (dokument) a <text:span text:style-name="OOoComputerCode">dispatcher</text:span> (dispečer) definovány jako proměnné typu <text:span text:style-name="OOoEmphasis">object</text:span> (objekt). Jiné obvyklé typy proměnných jsou <text:span text:style-name="OOoEmphasis">string</text:span> (textový řetězec), <text:span text:style-name="OOoEmphasis">integer</text:span> (celé číslo) a <text:span text:style-name="OOoEmphasis">date</text:span> (datum). Třetí proměnná se jménem <text:span text:style-name="OOoEmphasis">args1</text:span> je pole prvků, které představují hodnoty vlastností. Proměnná typu <text:span text:style-name="OO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OOoHeading_20_3" text:outline-level="3"><text:bookmark-start text:name="__RefHeading__5148_1196992793"/>Vysvětlení kódu makra<text:bookmark-end text:name="__RefHeading__5148_1196992793"/></text:h>
      <text:p text:style-name="P13">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3"><text:span text:style-name="_5f_OOoComputerKeyWord">sub</text:span> <text:span text:style-name="_5f_OOoComputerIdent">VlozitMojeJmeno</text:span></text:p>
      <text:p text:style-name="P81">Definuje začátek makra</text:p>
      <text:p text:style-name="P33"><text:span text:style-name="_5f_OOoComputerKeyWord">dim</text:span> <text:span text:style-name="_5f_OOoComputerIdent">document</text:span> <text:s text:c="2"/><text:span text:style-name="_5f_OOoComputerKeyWord">as</text:span> <text:span text:style-name="_5f_OOoComputerKeyWord">object</text:span></text:p>
      <text:p text:style-name="P81">Definuje proměnné</text:p>
      <text:p text:style-name="P33"><text:span text:style-name="_5f_OOoComputerKeyWord">dim</text:span> <text:span text:style-name="_5f_OOoComputerIdent">dispatcher</text:span> <text:span text:style-name="_5f_OOoComputerKeyWord">as</text:span> <text:span text:style-name="_5f_OOoComputerKeyWord">object</text:span></text:p>
      <text:p text:style-name="P81">Definuje proměnné</text:p>
      <text:p text:style-name="P63"><text:span text:style-name="_5f_OOoComputerIdent">document</text:span> <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Definition">Objekt ThisComponent zpřístupňuje aktuální dokument.</text:p>
      <text:p text:style-name="OOoDefinition">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OOoDefinition">Frame je vlastnost ovladače, která zpřístupňuje hlavní rámec (zobrazenou část) dokumentu. Proto proměnná se jménem document odkazuje na rámec dokumentu, který přijímá odeslané příkazy.</text:p>
      <text:p text:style-name="P64"><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Definition">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64"><text:span text:style-name="_5f_OOoComputerKeyWord">dim</text:span> <text:span text:style-name="_5f_OOoComputerIdent">args1</text:span><text:span text:style-name="_5f_OOoComputerKeyWord">(</text:span><text:span text:style-name="_5f_OOoComputerLiteral"><text:span text:style-name="_5f_OOoComputerLiteral">0</text:span></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Definition">Deklaruje pole vlastností. Každá vlastnost má název a hodnotu. Jinými slovy, je to pár název / hodnota. Toto vytvořené pole má jen jednu vlastnost s indexem 0.</text:p>
      <text:p text:style-name="P38"><text:soft-page-break/><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P64"><text:span text:style-name="_5f_OOoComputerIdent">args1</text:span><text:span text:style-name="_5f_OOoComputerKeyWord">(</text:span><text:span text:style-name="_5f_OOoComputerLiteral">0</text:span><text:span text:style-name="_5f_OOoComputerKeyWord">).</text:span><text:span text:style-name="_5f_OOoComputerIdent">Value </text:span><text:span text:style-name="_5f_OOoComputerKeyWord">=</text:span><text:span text:style-name="_5f_OOoComputerIdent"> </text:span><text:span text:style-name="_5f_OOoComputerLiteral">"Zadané jméno autora"</text:span></text:p>
      <text:p text:style-name="OOoDefinition">Vlastnosti přiřazuje název „Text“ a hodnotu „Zadané jméno autora“, což je text, který byl zadán během záznamu makra.</text:p>
      <text:p text:style-name="P64"><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text:span text:style-name="_5f_OOoComputerLiteral"> ".uno:InsertText"</text:span><text:span text:style-name="_5f_OOoComputerKeyWord">, </text:span><text:span text:style-name="_5f_OOoComputerLiteral">""</text:span><text:span text:style-name="_5f_OOoComputerKeyWord">,</text:span><text:span text:style-name="_5f_OOoComputerLiteral"> 0</text:span><text:span text:style-name="_5f_OOoComputerKeyWord">,</text:span><text:span text:style-name="_5f_OOoComputerLiteral"> </text:span><text:span text:style-name="_5f_OOoComputerIdent">args1</text:span><text:span text:style-name="_5f_OOoComputerKeyWord">())</text:span></text:p>
      <text:p text:style-name="OOoDefinition">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64"><text:span text:style-name="_5f_OOoComputerKeyWord">end sub</text:span></text:p>
      <text:p text:style-name="OOoDefinition">Poslední řádek kódu podprogram ukončuje.</text:p>
      <text:h text:style-name="P117" text:outline-level="1"><text:bookmark-start text:name="__RefHeading__5150_1196992793"/><text:alphabetical-index-mark text:string-value="vytváření" text:key1="makra"/>Vytvoření makra<text:bookmark-end text:name="__RefHeading__5150_1196992793"/></text:h>
      <text:p text:style-name="OOoTextBody">Když chceme zaznamenáváním vytvořit makro, je třeba si ještě předtím než začneme, položit dvě otázky:</text:p>
      <text:list xml:id="list1139049491" text:style-name="OOoNum_20_123">
        <text:list-item text:start-value="1">
          <text:p text:style-name="OOoNum_20_123_20_Start">Může být úkol zapsána jako jednoduchá posloupnost příkazů?</text:p>
        </text:list-item>
        <text:list-item>
          <text:p text:style-name="OOoNum_20_123_20_End">Můžeme jednotlivé kroky uspořádat tak, aby poslední příkaz ponechal kurzor připraven pro další příkazy nebo pro zadávání textu?</text:p>
        </text:list-item>
      </text:list>
      <text:h text:style-name="P120" text:outline-level="2"><text:bookmark-start text:name="__RefHeading__8592_1448150400"/>Příklad<text:alphabetical-index-mark text:string-value="příklad" text:key1="makra"/> složitějšího makra<text:bookmark-end text:name="__RefHeading__8592_1448150400"/></text:h>
      <text:p text:style-name="P23">Běžnou úlohou je kopírování oblasti s více řádky a sloupci z webové stránky a jejich vložení do textového dokumentu ve formě tabulky:</text:p>
      <text:list xml:id="list190235626120159" text:continue-list="list190235851626878" text:style-name="OOoNum_20_123">
        <text:list-item text:start-value="1">
          <text:p text:style-name="P109">Údaje z webové stránky zkopírujeme do schránky.</text:p>
        </text:list-item>
        <text:list-item>
          <text:p text:style-name="P103">Abychom se vyhnuli neočekávanému formátování a nevhodnému Písmu, údaje vložíme jako neformátovaný text.</text:p>
        </text:list-item>
        <text:list-item>
          <text:p text:style-name="OOoNum_20_123_20_End">Vložený text upravíme tak, aby sloupce byly odděleny tabulátory, což nám umožní, abychom na konverzi dat do tabulky použili nástroj <text:span text:style-name="OOoMenuPath">Tabulka &gt; Převést &gt; Text -&gt; tabulka</text:span> v hlavní nabídce.</text:p>
        </text:list-item>
      </text:list>
      <text:p text:style-name="P72"><draw:frame draw:style-name="fr1" draw:name="Frame18" text:anchor-type="as-char" svg:width="14cm" draw:z-index="2"><draw:text-box fo:min-height="0.499cm"><text:p text:style-name="Frame_20_contents"><draw:frame draw:style-name="fr3" draw:name="Frame19" text:anchor-type="as-char" svg:width="13.501cm" draw:z-index="3"><draw:text-box fo:min-height="7.283cm"><text:p text:style-name="P78">DONTKNOW <text:tab/>Tloušťka písma není uvedena / známa.<text:s/></text:p><text:p text:style-name="P78">THIN <text:tab/>udává 50% tloušťku písma.<text:s/></text:p><text:p text:style-name="P78">ULTRALIGHT <text:tab/>udává 60% tloušťku písma.<text:s/></text:p><text:p text:style-name="P78">LIGHT <text:tab/>udává 75% tloušťku písma.<text:s/></text:p><text:p text:style-name="P78">SEMILIGHT <text:tab/>udává 90% tloušťku písma.<text:s/></text:p><text:p text:style-name="P78">NORMAL <text:tab/>specifikuje normální tloušťku písma.<text:s/></text:p><text:p text:style-name="P78">SEMIBOLD <text:tab/>určuje 110% tloušťku písma.<text:s/></text:p><text:p text:style-name="P78">BOLD <text:tab/>určuje 150% tloušťku písma.<text:s/></text:p><text:p text:style-name="P78">ULTRABOLD <text:tab/>určuje 175% tloušťku písma.<text:s/></text:p><text:p text:style-name="P78">BLACK <text:tab/>určuje 200% tloušťku písma.<text:s/></text:p></draw:text-box></draw:frame></text:p><text:p text:style-name="OOoFigureCaption">Obrázek <text:sequence text:ref-name="refFigure5" text:name="Figure" text:formula="ooow:Figure+1" style:num-format="1">6 </text:sequence>: Příklad kopírovaných dat</text:p></draw:text-box></draw:frame></text:p>
      <text:p text:style-name="P24">S oběma výše uvedenými otázkami na mysli se nyní podívejme na text a posuďme, zda makro na jeho formátování dokážeme zaznamenat. Příklad kopírovaných dat představuje FontWeight konstanty použité v aplikačním rozhraní (API) nějaké webové služby (<text:span text:style-name="T14">obrázek <text:sequence-ref text:reference-format="category-and-value" text:ref-name="refFigure5">6</text:sequence-ref></text:span>). V prvním sloupci je uveden název konstanty, přičemž za ním následují znaky mezera a tabulátor. Na konci každého řádku jsou dvě mezery.</text:p>
      <text:p text:style-name="OOoTextBody"><text:soft-page-break/>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OOoTextBody">Údaje můžeme přizpůsobit několika způsoby. V níže uvedeném příkladu použijeme mačkání kláves klávesnice, přičemž předpokládáme, že na začátku řádku je kurzor s textem THIN.</text:p>
      <text:list xml:id="list256078316" text:style-name="OOoNum_20_123">
        <text:list-item>
          <text:p text:style-name="P110">Zvolíme <text:span text:style-name="OOoMenuPath">Nástroje &gt; Možnosti &gt; LibreOffice &gt; Pokročilé</text:span> v hlavní nabídce a povolíme záznam maker zaškrtnutím možnosti <text:span text:style-name="OOoMenuPath">Povolit záznam maker</text:span>. Standardně je tato funkcionalita po instalaci LibreOffice vypnutá.</text:p>
        </text:list-item>
        <text:list-item>
          <text:p text:style-name="P94">Záznam makra spustíme zvolením <text:span text:style-name="OOoMenuPath">Nástroje &gt; Makra &gt; Zaznamenat makro</text:span> v hlavní nabídce.</text:p>
        </text:list-item>
        <text:list-item>
          <text:p text:style-name="OOoNum_20_123_20_Cont.">Stiskneme <text:span text:style-name="OOoKeystroke">Ctrl+šipka vpravo</text:span>, kurzor se přesune na začátek slova „specifies“.</text:p>
        </text:list-item>
        <text:list-item>
          <text:p text:style-name="OOoNum_20_123_20_Cont.">Dvakrát stiskneme <text:span text:style-name="OOoKeystroke">Backspace</text:span>, a tím se odstraní tabulátor a mezera.</text:p>
        </text:list-item>
        <text:list-item>
          <text:p text:style-name="OOoNum_20_123_20_Cont.">Stiskneme <text:span text:style-name="OOoKeystroke">Tab</text:span>, a za názvem konstanty se přidá tabulátor.</text:p>
        </text:list-item>
        <text:list-item>
          <text:p text:style-name="OOoNum_20_123_20_Cont.">Stiskneme <text:span text:style-name="OOoKeystroke">Delete</text:span> a tím smažeme malé písmeno s, a pak stiskneme <text:span text:style-name="OOoKeystroke">Shift+S</text:span>, čímž přidáme velké S.</text:p>
        </text:list-item>
        <text:list-item>
          <text:p text:style-name="OOoNum_20_123_20_Cont.">Dvakrát stiskneme <text:span text:style-name="OOoKeystroke">Ctrl+šipka vpravo</text:span> a kurzor se přesune na začátek čísla.</text:p>
        </text:list-item>
        <text:list-item>
          <text:p text:style-name="OOoNum_20_123_20_Cont.">Stiskneme <text:span text:style-name="OOoKeystroke">Ctrl+Shift+šipka vpravo</text:span>, číslo se vyjme a kurzor přesuneme před znak%.</text:p>
        </text:list-item>
        <text:list-item>
          <text:p text:style-name="OOoNum_20_123_20_Cont.">Stlačíme <text:span text:style-name="OOoKeystroke">Ctrl+C</text:span>, čím skopírujeme text do schránky.</text:p>
        </text:list-item>
        <text:list-item>
          <text:p text:style-name="OOoNum_20_123_20_Cont.">Stiskneme <text:span text:style-name="OOoKeystroke">End</text:span>, abychom kurzor přesunuli na konec řádku.</text:p>
        </text:list-item>
        <text:list-item>
          <text:p text:style-name="OOoNum_20_123_20_Cont.">Dvakrát stiskneme <text:span text:style-name="OOoKeystroke">Backspace</text:span>, čímž smažeme dvě mezery na konci řádku.</text:p>
        </text:list-item>
        <text:list-item>
          <text:p text:style-name="OOoNum_20_123_20_Cont.">Stiskneme <text:span text:style-name="OOoKeystroke">Home</text:span>, aby se kurzor přesunul na začátek řádku.</text:p>
        </text:list-item>
        <text:list-item>
          <text:p text:style-name="OOoNum_20_123_20_Cont.">Stiskneme <text:span text:style-name="OOoKeystroke">Ctrl+V</text:span>, čímž se obsah schránky vloží na začátek řádku.</text:p>
        </text:list-item>
        <text:list-item>
          <text:p text:style-name="OOoNum_20_123_20_Cont.">Vkládání hodnoty vloží i jednu nadbytečnou mezeru, proto stiskneme <text:span text:style-name="OOoKeystroke">Backspace</text:span>, abychom ji vymazali.</text:p>
        </text:list-item>
        <text:list-item>
          <text:p text:style-name="OOoNum_20_123_20_Cont.">Stiskneme <text:span text:style-name="OOoKeystroke">Tab</text:span>, čímž vložíme znak tabulátoru mezi číslo a název.</text:p>
        </text:list-item>
        <text:list-item>
          <text:p text:style-name="OOoNum_20_123_20_Cont.">Stiskneme <text:span text:style-name="OOoKeystroke">Home</text:span>, čímž kurzor přesuneme na začátek řádku.</text:p>
        </text:list-item>
        <text:list-item>
          <text:p text:style-name="OOoNum_20_123_20_Cont.">Stiskneme <text:span text:style-name="OOoKeystroke">šipku dolů</text:span>, abychom se přesunuli na další řádek.</text:p>
        </text:list-item>
        <text:list-item>
          <text:p text:style-name="OOoNum_20_123_20_End">Záznam makra ukončíme a makro uložíme dle popisu v části „<text:bookmark-ref text:reference-format="text" text:ref-name="__RefHeading__5136_1196992793">Záznam makra</text:bookmark-ref>“ na straně <text:span text:style-name="T15"><text:bookmark-ref text:reference-format="page" text:ref-name="__RefHeading__5136_1196992793"> 6</text:bookmark-ref></text:span>.</text:p>
        </text:list-item>
      </text:list>
      <text:p text:style-name="OOoTextBody">Přečtení těchto instrukcí, a zejména jejich psaní, trvalo určitě mnohem déle, než jeho zaznamenávání. Pracujte pomalu a při provádění přemýšlejte nad jednotlivými kroky. Po čase se takový postup stane zcela přirozeným.</text:p>
      <text:p text:style-name="OOoTextBody">V kódu vygenerovaného makra ve výpisu <text:span text:style-name="T15"><text:sequence-ref text:reference-format="category-and-value" text:ref-name="refListing3">4</text:sequence-ref></text:span> jsme přidali číslo kroku podle jeho pořadí výše uvedeného postupu.</text:p>
      <text:p text:style-name="OOoTableCaption">Výpis <text:sequence text:ref-name="refListing3" text:name="Listing" text:formula="ooow:Listing + 1" style:num-format="1">4 </text:sequence>: Kopírování číselné hodnoty na začátek řádku</text:p>
      <text:p text:style-name="P37"><text:span text:style-name="_5f_OOoComputerKeyWord"/></text:p>
      <text:p text:style-name="P47"><text:span text:style-name="_5f_OOoComputerKeyWord">sub</text:span> <text:span text:style-name="_5f_OOoComputerIdent">KopirujCisloDoSloupce1</text:span></text:p>
      <text:p text:style-name="OOoComputerCode"><text:span text:style-name="_5f_OOoComputerComment">rem -------------------------------------------------------------</text:span></text:p>
      <text:p text:style-name="OOoComputerCode"><text:span text:style-name="_5f_OOoComputerComment">rem Definice proměnných</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Získání přístupu k dokumentu</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P46"><text:span text:style-name="_5f_OOoComputerComment"> rem (3) Stiskneme</text:span> <text:span text:style-name="_5f_OOoComputerCommentEmph">Ctrl+šipka vpravo</text:span> <text:span text:style-name="_5f_OOoComputerComment">, čímž se kurzor přesune na začátek slova „udává“.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4) Dvakrát stiskneme </text:span><text:span text:style-name="_5f_OOoComputerCommentEmph">Backspace</text:span><text:span text:style-name="_5f_OOoComputerComment">, čímž odstraníme tabulátor a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oft-page-break/><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5) Stiskneme</text:span> <text:span text:style-name="_5f_OOoComputerCommentEmph">Tab</text:span><text:span text:style-name="_5f_OOoComputerComment">, čímž za názvem konstanty přidáme tabulátor.</text:span></text:p>
      <text:p text:style-name="OOoComputerCode"><text:span text:style-name="_5f_OOoComputerKeyWord">dim</text:span> <text:span text:style-name="_5f_OOoComputerIdent">args4</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4</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4</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4</text:span><text:span text:style-name="_5f_OOoComputerKeyWord">())</text:span></text:p>
      <text:p text:style-name="OOoComputerCode"/>
      <text:p text:style-name="OOoComputerCode"><text:span text:style-name="_5f_OOoComputerComment">rem (6) Stiskneme</text:span><text:span text:style-name="_5f_OOoComputerCommentEmph"> Delete</text:span><text:span text:style-name="_5f_OOoComputerComment">, čím zmažeme malé písmeno s....</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Dele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6) ... a pak stiskneme</text:span> <text:span text:style-name="_5f_OOoComputerCommentEmph">Shift+S</text:span><text:span text:style-name="_5f_OOoComputerComment">, čímž přidáme velké S. </text:span></text:p>
      <text:p text:style-name="OOoComputerCode"><text:span text:style-name="_5f_OOoComputerKeyWord">dim</text:span> <text:span text:style-name="_5f_OOoComputerIdent">args6</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6</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6</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S"</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6</text:span><text:span text:style-name="_5f_OOoComputerKeyWord">())</text:span></text:p>
      <text:p text:style-name="OOoComputerCode"/>
      <text:p text:style-name="OOoComputerCode"><text:span text:style-name="_5f_OOoComputerComment"> rem (7) Dvakrát stiskneme klávesu</text:span> <text:span text:style-name="_5f_OOoComputerCommentEmph">Ctrl+šipka vpravo</text:span><text:span text:style-name="_5f_OOoComputerComment">, čímž kurzor přesuneme na začátek čísla.</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8) Stiskneme</text:span> <text:span text:style-name="_5f_OOoComputerCommentEmph">Ctrl+Shift+šipka vpravo</text:span> <text:span text:style-name="_5f_OOoComputerComment">čím vybereme číslo.</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WordRightSel"</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9) Stlačíme </text:span><text:span text:style-name="_5f_OOoComputerCommentEmph">Ctrl+C</text:span><text:span text:style-name="_5f_OOoComputerComment">, čím vybraný text skopírujeme do schránky.</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Copy"</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0) Stisknutím</text:span> <text:span text:style-name="_5f_OOoComputerCommentEmph">End</text:span> <text:span text:style-name="_5f_OOoComputerComment">kurzor přesuneme na konec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End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1) Dvakrát stiskneme</text:span> <text:span text:style-name="_5f_OOoComputerCommentEmph">Backspace</text:span><text:span text:style-name="_5f_OOoComputerComment">, čímž smažeme dvě mezery na konci.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2) Stiskem</text:span> <text:span text:style-name="_5f_OOoComputerCommentEmph">Home</text:span> <text:span text:style-name="_5f_OOoComputerComment">kurzor přesuneme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3) Stiskem</text:span> <text:span text:style-name="_5f_OOoComputerCommentEmph">Ctrl+V</text:span> <text:span text:style-name="_5f_OOoComputerComment">vložíme vybrané číslo na začátek řádku.</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Pas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4) Stiskem</text:span> <text:span text:style-name="_5f_OOoComputerCommentEmph">Backspace</text:span> <text:span text:style-name="_5f_OOoComputerComment">smažeme zbytečnou mezer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5) Stisknutím klávesy</text:span> <text:span text:style-name="_5f_OOoComputerCommentEmph">Tab</text:span> <text:span text:style-name="_5f_OOoComputerComment">vložíme tabulátor mezi číslo a název. </text:span></text:p>
      <text:p text:style-name="OOoComputerCode"><text:span text:style-name="_5f_OOoComputerKeyWord">dim</text:span> <text:span text:style-name="_5f_OOoComputerIdent">args17</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7</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7</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7</text:span><text:span text:style-name="_5f_OOoComputerKeyWord">())</text:span></text:p>
      <text:p text:style-name="OOoComputerCode"><text:soft-page-break/><text:span text:style-name="_5f_OOoComputerComment"> rem (16) Stiskem</text:span> <text:span text:style-name="_5f_OOoComputerCommentEmph">Home</text:span> <text:span text:style-name="_5f_OOoComputerComment">přejdeme na začátek řádku.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 rem (17) Stisknutím klávesy</text:span> <text:span text:style-name="_5f_OOoComputerCommentEmph">Šipka dolů</text:span> <text:span text:style-name="_5f_OOoComputerComment">přejdeme na následující řádek. </text:span></text:p>
      <text:p text:style-name="OOoComputerCode"><text:span text:style-name="_5f_OOoComputerKeyWord">dim</text:span> <text:span text:style-name="_5f_OOoComputerIdent">args19</text:span><text:span text:style-name="_5f_OOoComputerKeyWord">(</text:span><text:span text:style-name="_5f_OOoComputerLiteral">1</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9</text:span><text:span text:style-name="_5f_OOoComputerKeyWord">(</text:span><text:span text:style-name="_5f_OOoComputerLiteral">0</text:span><text:span text:style-name="_5f_OOoComputerKeyWord">).Name</text:span> <text:span text:style-name="_5f_OOoComputerKeyWord">=</text:span> <text:span text:style-name="_5f_OOoComputerLiteral">"Count"</text:span></text:p>
      <text:p text:style-name="OOoComputerCode"><text:span text:style-name="_5f_OOoComputerIdent">args19</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1</text:span></text:p>
      <text:p text:style-name="OOoComputerCode"><text:span text:style-name="_5f_OOoComputerIdent">args19</text:span><text:span text:style-name="_5f_OOoComputerKeyWord">(</text:span><text:span text:style-name="_5f_OOoComputerLiteral">1</text:span><text:span text:style-name="_5f_OOoComputerKeyWord">).Name</text:span> <text:span text:style-name="_5f_OOoComputerKeyWord">=</text:span> <text:span text:style-name="_5f_OOoComputerLiteral">"Select"</text:span></text:p>
      <text:p text:style-name="OOoComputerCode"><text:span text:style-name="_5f_OOoComputerIdent">args19</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Ident">fals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Down"</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9</text:span><text:span text:style-name="_5f_OOoComputerKeyWord">())</text:span></text:p>
      <text:p text:style-name="OOoComputerCode_5f_End"><text:span text:style-name="_5f_OOoComputerKeyWord">end</text:span> <text:span text:style-name="_5f_OOoComputerKeyWord">sub</text:span></text:p>
      <text:p text:style-name="P35">Pohyb kurzoru byl použit ve všech operacích (na rozdíl od vyhledávání). Pokud makro spustíme na řádku DONTKNOW, slovo <text:span text:style-name="OOoEmphasis">weight</text:span> se přesune na začátek řádku a první „The“ se změní na „She“. Toto není ideální, je to ale způsobeno tím, že tento řádek nemá očekávanou strukturu. Takové řádky je třeba upravit ručně.</text:p>
      <text:h text:style-name="OOoHeading_20_2" text:outline-level="2"><text:bookmark-start text:name="__RefHeading__5154_1196992793"/>Rychlé spuštění makra<text:bookmark-end text:name="__RefHeading__5154_1196992793"/></text:h>
      <text:p text:style-name="OOoTextBody_5f_ListIntro">Opakované spouštění makra pomocí položky <text:span text:style-name="OOoMenuPath">Nástroje &gt; Makra &gt; Spustit makro</text:span> je únavné, a to zejména při srovnání s tím, jak se spouští z <text:alphabetical-index-mark-start text:id="IMark4853307048" text:key1="macros"/>IDE<text:alphabetical-index-mark-end text:id="IMark4853307048"/> (<text:span text:style-name="T16">obrázek <text:sequence-ref text:reference-format="category-and-value" text:ref-name="refFigure2">3</text:sequence-ref></text:span> na straně <text:span text:style-name="T16"><text:sequence-ref text:reference-format="page" text:ref-name="refFigure2">5</text:sequence-ref></text:span>).</text:p>
      <text:list xml:id="list190235317740395" text:continue-list="list190235626120159" text:style-name="OOoNum_20_123">
        <text:list-item text:start-value="1">
          <text:p text:style-name="P111">Vejdeme v hlavním menu do <text:span text:style-name="OOoMenuPath">Nástroje &gt; Makra &gt; Správce maker &gt; LibreOffice Basic</text:span>, čímž otevřeme okno Makra LibreOffice Basic (<text:span text:style-name="T16">obrázek <text:sequence-ref text:reference-format="category-and-value" text:ref-name="refFigure0">1</text:sequence-ref></text:span> na straně <text:span text:style-name="T16"><text:sequence-ref text:reference-format="page" text:ref-name="refFigure0">4</text:sequence-ref></text:span>).</text:p>
        </text:list-item>
        <text:list-item>
          <text:p text:style-name="OOoNum_20_123_20_Cont.">Vybereme požadované makro a klikneme na <text:span text:style-name="OOoMenuPath">Upravit</text:span>, makro se otevře v IDE.</text:p>
        </text:list-item>
        <text:list-item>
          <text:p text:style-name="P97">Makro spustíme buď kliknutím na ikonu <text:span text:style-name="OOoMenuPath">Spustit BASIC</text:span> <draw:frame draw:style-name="fr9" draw:name="graphics22" text:anchor-type="as-char" svg:width="0.633cm" svg:height="0.529cm" draw:z-index="6"><draw:image xlink:href="Pictures/10000201000000120000000FA97E6BFE.png" xlink:type="simple" xlink:show="embed" xlink:actuate="onLoad"/></draw:frame> v nástrojové liště Makro nebo stisknutím klávesy <text:span text:style-name="OOoKeystroke">F5</text:span>.</text:p>
        </text:list-item>
        <text:list-item>
          <text:p text:style-name="P97">Pokud jsme první makro nezměnili, je jím makro se jménem Main. Upravme ho tak, aby odpovídalo výpisu <text:sequence-ref text:reference-format="category-and-value" text:ref-name="refListing4">5</text:sequence-ref>.</text:p>
        </text:list-item>
        <text:list-item>
          <text:p text:style-name="P86">Od tohoto okamžiku můžeme makro KopirujCisloDoSloupce1 opakovaně spouštět kliknutím na ikonu <text:span text:style-name="OOoMenuPath">Spustit BASIC</text:span> v nástrojové liště IDE. Je to rychlé a jednoduché, obzvlášť pro pomocná makra, která budou použita jen několikrát a poté budou vymazána.</text:p>
        </text:list-item>
      </text:list>
      <text:p text:style-name="OOoTableCaption">Výpis <text:sequence text:ref-name="refListing4" text:name="Listing" text:formula="ooow:Listing + 1" style:num-format="1">5 </text:sequence>: Úprava Main pro spouštění makra KopirujCisloDoSloupce1.</text:p>
      <text:p text:style-name="OOoComputerCode"><text:span text:style-name="_5f_OOoComputerKeyWord">Sub</text:span> <text:span text:style-name="_5f_OOoComputerIdent">Main</text:span></text:p>
      <text:p text:style-name="OOoComputerCode"><text:s text:c="2"/><text:span text:style-name="_5f_OOoComputerIdent">KopirujCisloDoSloupce1</text:span></text:p>
      <text:p text:style-name="OOoComputerCode_5f_End"><text:span text:style-name="_5f_OOoComputerKeyWord">End</text:span> <text:span text:style-name="_5f_OOoComputerKeyWord">Sub</text:span></text:p>
      <text:h text:style-name="OOoHeading_20_1" text:outline-level="1"><text:bookmark-start text:name="__RefHeading__5156_1196992793"/>Selhání záznamu maker<text:bookmark-end text:name="__RefHeading__5156_1196992793"/></text:h>
      <text:p text:style-name="OOoTextBody">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OOo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OOoTextBody">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OOoMenuPath">Soubor &gt; Uložit</text:span> z hlavní nabídky, klávesová zkratka <text:span text:style-name="OOoKeystroke">Ctrl+S</text:span> nebo kliknutí na ikonu <text:span text:style-name="OOoMenuPath">Uložit</text:span> jsou příkazy, které se transformují na tentýž příkaz příkazové infrastruktury.</text:p>
      <text:p text:style-name="OOoTextBody">Příkazová infrastruktura se však může použít i na odeslání „příkazu“ zpět uživatelskému rozhraní (angl. User interface, UI). Nastane to například tehdy, když se po uložení dokumentu deaktivuje příkaz Soubor &gt; Uložit. Jakmile dokument změníme, příkaz Soubor &gt; Uložit se opět aktivuje.</text:p>
      <text:p text:style-name="OOoTextBody"><text:soft-page-break/>Příkazová infrastruktura odesílá příkazy ve formě textu, jako například .uno: InsertObject nebo .uno: GoToStartOfLine. Tento příkaz je odeslán rámci dokumentu, který ho posílá dál, dokud se nenajde objekt, který ho dokáže zpracovat.</text:p>
      <text:h text:style-name="OOoHeading_20_2" text:outline-level="2"><text:bookmark-start text:name="__RefHeading__5160_1196992793"/>Jako záznamník maker využívá příkazovou infrastrukturu<text:bookmark-end text:name="__RefHeading__5160_1196992793"/></text:h>
      <text:p text:style-name="OOoTextBody">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OOoComputerCode_5f_End"><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Object"</text:span><text:span text:style-name="_5f_OOoComputerKeyWord">, </text:span><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TextBody">V něm není možné určit, který typ objektu je třeba vytvořit nebo vložit. Pokud je objekt vkládán ze souboru, nelze určit, který soubor je třeba vložit.</text:p>
      <text:p text:style-name="OOoTextBody">Pokud při záznamu makra zvolíme <text:span text:style-name="OOoMenuPath">Nástroje &gt; Možnosti</text:span> v hlavní nabídce na otevření a konfiguraci různých položek a nastavení, zaznamenané makro je nezaznamená. Ve skutečnosti je vygenerovaný kód v záznamu zapoznámkovaný, a tak ho vůbec nelze spustit.</text:p>
      <text:p text:style-name="OOoComputerCode_5f_End"><text:span text:style-name="_5f_OOoComputerComment">rem dispatcher.executeDispatch(document,</text:span></text:p>
      <text:p text:style-name="OOoComputerCode_5f_End"><text:span text:style-name="_5f_OOoComputerComment"><text:s text:c="4"/>".uno:OptionsTreeDialog", "", 0, Array())</text:span></text:p>
      <text:p text:style-name="OOoTextBody">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OOoHeading_20_2" text:outline-level="2"><text:bookmark-start text:name="__RefHeading__5162_1196992793"/>Ostatní možnosti<text:bookmark-end text:name="__RefHeading__5162_1196992793"/></text:h>
      <text:p text:style-name="OOoTextBody">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25">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25"><text:a xlink:type="simple" xlink:href="http://www.paolo-mantovani.org/downloads/DispatchToApiRecorder/">http://www.paolo-mantovani.org/downloads/</text:a><text:a xlink:type="simple" xlink:href="http://www.paolo-mantovani.org/downloads/DispatchToApiRecorder/">DispatchToApiRecorder/</text:a></text:p>
      <text:h text:style-name="OOoHeading_20_1" text:outline-level="1"><text:bookmark-start text:name="__RefHeading__5164_1196992793"/><text:alphabetical-index-mark text:string-value="uspořádání" text:key1="makra"/>Uspořádání maker<text:bookmark-end text:name="__RefHeading__5164_1196992793"/></text:h>
      <text:p text:style-name="OOoTextBody">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Na obrázku <text:sequence-ref text:reference-format="category-and-value" text:ref-name="refFigure6">7</text:sequence-ref> je uveden příklad hierarchické struktury knihoven maker v LibreOffice.</text:p>
      <text:p text:style-name="P26">Prostřednictvím <text:span text:style-name="OOoMenuPath">Nástroje &gt; Makra &gt; Správce maker &gt; LibreOffice Basic</text:span> v hlavní nabídce můžeme otevřít okno Makra v LibreOffice Basic (<text:span text:style-name="T17">obrázek <text:sequence-ref text:reference-format="category-and-value" text:ref-name="refFigure0">1</text:sequence-ref> </text:span>na straně<text:span text:style-name="T17"><text:sequence-ref text:reference-format="page" text:ref-name="refFigure0"> 4</text:sequence-ref></text:span>). V seznamu <text:span text:style-name="OOoEmphasis">Makro z</text:span> jsou uvedeny všechny dostupné kontejnery knihoven.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26"><text:soft-page-break/>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27">V kontejneru Moje makra jsou uložena makra, které jsou obvykle určeny pro jeden dokument. Tento kontejner je umístěn v uživatelově diskovém prostoru nebo v jeho domovském adresáři.</text:p>
      <text:p text:style-name="P73"><draw:frame draw:style-name="fr4" draw:name="Frame5" text:anchor-type="as-char" svg:width="9.999cm" draw:z-index="21"><draw:text-box fo:min-height="8.74cm"><text:p text:style-name="P67"><draw:frame draw:style-name="fr8" draw:name="graphics7" text:anchor-type="as-char" svg:width="9.999cm" svg:height="8.209cm" draw:z-index="22"><draw:image xlink:href="Pictures/1000020100000256000001EB860FD671.png" xlink:type="simple" xlink:show="embed" xlink:actuate="onLoad"/></draw:frame></text:p><text:p text:style-name="OOoFigureCaption">Obrázek <text:sequence text:ref-name="refFigure6" text:name="Figure" text:formula="ooow:Figure+1" style:num-format="1">7 </text:sequence>: Hierarchie knihoven maker</text:p></draw:text-box></draw:frame></text:p>
      <text:p text:style-name="P26">Pokud je makro součástí dokumentu, tak pracuje pouze s tímto dokumentem, neboť objekt jeho činnosti je specifikován v  „ThisComponent“.</text:p>
      <text:p text:style-name="OOoTextBody">Každý kontejner knihoven obsahuje knihovnu s názvem <text:span text:style-name="OO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23" text:anchor-type="as-char" svg:y="-0.669cm" svg:width="1.094cm" svg:height="1.011cm" draw:z-index="23"><draw:image xlink:href="Pictures/10000201000000500000004A5CA4FE42.png" xlink:type="simple" xlink:show="embed" xlink:actuate="onLoad"/></draw:frame></text:p>
          </table:table-cell>
          <table:table-cell table:style-name="Table18.B1" office:value-type="string">
            <text:p text:style-name="OOoTableText">LibreOffice umožňuje importování knihoven do stávajících kontejnerů, neumožňuje však přepsat knihovnu Standard. Pokud své makra uložíme do knihovny Standard, nemůžeme je importovat do jiného kontejneru.</text:p>
          </table:table-cell>
        </table:table-row>
      </table:table>
      <text:p text:style-name="OOoTextBody">Tak jak je vhodné používání smysluplných názvů pro knihovny, tak je i stejně vhodné pro moduly. LibreOffice standardně používá názvy Module1, Module2 atd.</text:p>
      <text:p text:style-name="OOoTextBody">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OOoTextBody">Makra nejsou dostupné, pokud knihovna není načtena. Knihovny Standard a Template se načítají automaticky. Načtená knihovna se zobrazuje jinak než nenačtená. Knihovnu a její moduly načteme tak, že na její název poklepáme.</text:p>
      <text:h text:style-name="OOoHeading_20_2" text:outline-level="2"><text:bookmark-start text:name="__RefHeading__5166_1196992793"/><text:soft-page-break/>Kde jsou makra <text:alphabetical-index-mark text:string-value="uložení" text:key1="makra"/> uložené?<text:bookmark-end text:name="__RefHeading__5166_1196992793"/></text:h>
      <text:p text:style-name="OOoTextBody">LibreOffice ukládá údaje o uživateli ve složce, které se nachází v jeho domovském adresáři. Jeho umístění je různé v různých operačních systémech. Místo uložení konfiguračních dat najdeme zvolením <text:span text:style-name="OOoMenuPath">Nástroje &gt; Možnosti &gt; LibreOffice &gt; Cesty</text:span> v hlavní nabídce. Například, na počítači s Windows XP je to složka <text:span text:style-name="OOoComputerCode">C:\Documents and Settings\&lt;user name&gt;\Application Data</text:span>. Makra uživatele jsou uloženy ve složce <text:span text:style-name="OOoComputerCode">LibreOffice\4\user\basic</text:span>. Každá knihovna má v této složce svoji vlastní podsložku.</text:p>
      <text:p text:style-name="OOoTextBody">Na běžné používání není umístění souborů s makry potřebné znát. Nicméně pokud víme, kde se nacházejí, můžeme udělat jejich zálohu, můžeme je zkopírovat pro jiného uživatele nebo do nich můžeme nahlédnout, pokud došlo k chybě.</text:p>
      <text:p text:style-name="OOoTextBody">Zvolením <text:span text:style-name="OOoMenuPath">Nástroje &gt; Makra &gt; Správce dialogů</text:span> v hlavní nabídce, můžeme otevřít okno Organizátor maker LibreOffice Basic (<text:span text:style-name="T4">obrázek <text:sequence-ref text:reference-format="category-and-value" text:ref-name="refFigure1">2</text:sequence-ref> </text:span> na straně <text:span text:style-name="T4"><text:sequence-ref text:reference-format="page" text:ref-name="refFigure1">5</text:sequence-ref></text:span>). Druhou možností je použít <text:span text:style-name="OOoMenuPath">Nástroje &gt; Makra &gt; Správce maker &gt; LibreOffice Basic</text:span>, čímž se otevře okno Makra LibreOffice Basic (<text:span text:style-name="T4">obrázek <text:sequence-ref text:reference-format="category-and-value" text:ref-name="refFigure0">1</text:sequence-ref> </text:span> na straně <text:span text:style-name="T4"><text:sequence-ref text:reference-format="page" text:ref-name="refFigure0"> 4</text:sequence-ref></text:span>), a v něm klikneme na tlačítko <text:span text:style-name="OOoMenuPath">Organizátor</text:span>.</text:p>
      <text:h text:style-name="OOoHeading_20_2" text:outline-level="2"><text:bookmark-start text:name="__RefHeading__5168_1196992793"/>Importování maker<text:bookmark-end text:name="__RefHeading__5168_1196992793"/></text:h>
      <text:p text:style-name="OOoTextBody_5f_ListIntro">Okno <text:alphabetical-index-mark text:string-value="Organizátor maker"/>Organizátor maker LibreOffice Basic umožňuje importovat makra do dokumentu, jakož i vytvářet, odstraňovat a přejmenovávat knihovny, makra a dialogová okna.</text:p>
      <text:list xml:id="list190235516957371" text:continue-list="list190235317740395" text:style-name="OOoNum_20_123">
        <text:list-item text:start-value="1">
          <text:p text:style-name="P112">Vybereme kontejner knihovny, který chceme použít, a importování knihovny maker zahájíme kliknutím na tlačítko <text:span text:style-name="OOoMenuPath">Importovat</text:span> (obrázek <text:sequence-ref text:reference-format="category-and-value" text:ref-name="refFigure1">2</text:sequence-ref> na straně <text:span text:style-name="T19"><text:sequence-ref text:reference-format="page" text:ref-name="refFigure1">5</text:sequence-ref></text:span>).</text:p>
        </text:list-item>
        <text:list-item>
          <text:p text:style-name="P98">Pak přejdeme do složky s knihovnou pro import (<text:span text:style-name="T19">obrázek <text:sequence-ref text:reference-format="category-and-value" text:ref-name="refFigure7">8</text:sequence-ref></text:span>).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able:table table:name="Table2" table:style-name="Table2">
        <table:table-column table:style-name="Table2.A"/>
        <table:table-column table:style-name="Table2.B"/>
        <table:table-row>
          <table:table-cell table:style-name="Table2.A1" office:value-type="string">
            <text:p text:style-name="P51">Poznámka</text:p>
          </table:table-cell>
          <table:table-cell table:style-name="Table2.B1" office:value-type="string">
            <text:p text:style-name="P10">Knihovnu s názvem Standard nelze importovat.</text:p>
          </table:table-cell>
        </table:table-row>
      </table:table>
      <text:p text:style-name="P76"><draw:frame draw:style-name="fr5" draw:name="Frame9" text:anchor-type="as-char" svg:width="12.853cm" draw:z-index="24"><draw:text-box fo:min-height="9.768cm"><text:p text:style-name="P59"><draw:frame draw:style-name="fr8" draw:name="graphics5" text:anchor-type="as-char" svg:width="12.853cm" svg:height="9.215cm" draw:z-index="25"><draw:image xlink:href="Pictures/100002010000025C000001B15A4D9986.png" xlink:type="simple" xlink:show="embed" xlink:actuate="onLoad"/></draw:frame></text:p><text:p text:style-name="P59">Obrázek <text:sequence text:ref-name="refFigure7" text:name="Figure" text:formula="ooow:Figure+1" style:num-format="1">8 </text:sequence>: <text:span text:style-name="T18">Přístup k souborům knihoven maker</text:span></text:p></draw:text-box></draw:frame></text:p>
      <table:table table:name="Table4" table:style-name="Table4">
        <table:table-column table:style-name="Table4.A"/>
        <table:table-column table:style-name="Table4.B"/>
        <text:soft-page-break/>
        <table:table-row>
          <table:table-cell table:style-name="Table4.A1" office:value-type="string">
            <text:p text:style-name="P52">Tip</text:p>
          </table:table-cell>
          <table:table-cell table:style-name="Table4.B1" office:value-type="string">
            <text:p text:style-name="P4">Na počítačích s operačním systémem Linux jsou soubory programu LibreOffice uložené v domovském adresáři uživatele, jehož název začíná tečkou.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able:table-cell>
        </table:table-row>
      </table:table>
      <text:list xml:id="list190235040293550" text:continue-numbering="true" text:style-name="OOoNum_20_123">
        <text:list-item>
          <text:p text:style-name="P104">Vybereme soubor a klepnutím na <text:span text:style-name="OOoMenuPath">Otevřít</text:span> otevřeme okno Importovat knihovny (obrázek <text:sequence-ref text:reference-format="category-and-value" text:ref-name="refFigure8">9</text:sequence-ref>).</text:p>
        </text:list-item>
      </text:list>
      <text:p text:style-name="P75"><draw:frame draw:style-name="fr6" draw:name="Frame10" text:anchor-type="as-char" svg:width="9.999cm" draw:z-index="18"><draw:text-box fo:min-height="7.609cm"><text:p text:style-name="P60"><draw:frame draw:style-name="fr8" draw:name="graphics6" text:anchor-type="as-char" svg:width="9.999cm" svg:height="6.996cm" draw:z-index="19"><draw:image xlink:href="Pictures/10000201000001BB000001363C7AFA8C.png" xlink:type="simple" xlink:show="embed" xlink:actuate="onLoad"/></draw:frame></text:p><text:p text:style-name="P60">Obrázek <text:sequence text:ref-name="refFigure8" text:name="Figure" text:formula="ooow:Figure+1" style:num-format="1">9</text:sequence>: Možnosti při importu knihoven</text:p></draw:text-box></draw:frame></text:p>
      <text:list xml:id="list190234432182364" text:continue-numbering="true" text:style-name="OOoNum_20_123">
        <text:list-item>
          <text:p text:style-name="P105">Při importu knihoven můžeme vybrat následující možnosti:</text:p>
        </text:list-item>
      </text:list>
      <text:list xml:id="list8843967827657520250" text:style-name="OOoNum_20_abc">
        <text:list-item>
          <text:p text:style-name="P93">Pokud neoznačíme žádnou z možností, knihovna se zkopíruje do uživatelovy složky s makry. Pokud však má importovaná knihovna stejný název a umístění jako již existující knihovna, ta se nepřepíše.</text:p>
        </text:list-item>
        <text:list-item>
          <text:p text:style-name="P107">Atribut <text:span text:style-name="OOoMenuPath">Nahradit stávající knihovny</text:span> označíme, pokud chceme importovat knihovnu se stejným názvem, jaký má již existující knihovna.</text:p>
        </text:list-item>
        <text:list-item>
          <text:p text:style-name="P85">Atribut <text:span text:style-name="OOoMenuPath">Vložit jako odkaz</text:span> označíme, pokud chceme použít pouze odkaz na knihovnu, bez toho, abychom ji importovali do dokumentu. Pokud je knihovna použita jako odkaz, zůstává na původním místě a je jen pro čtení.</text:p>
        </text:list-item>
      </text:list>
      <text:list xml:id="list190234161241034" text:continue-list="list190234432182364" text:style-name="OOoNum_20_123">
        <text:list-item>
          <text:p text:style-name="P91">Nakonec klikneme na tlačítko <text:span text:style-name="OOoMenuPath">OK</text:span>, čímž vybrané makro importujeme.</text:p>
        </text:list-item>
      </text:list>
      <text:h text:style-name="OOoHeading_20_2" text:outline-level="2"><text:bookmark-start text:name="__RefHeading__5170_1196992793"/><text:alphabetical-index-mark text:string-value="stažení" text:key1="makra"/>Stažení maker za účelem importu<text:bookmark-end text:name="__RefHeading__5170_1196992793"/></text:h>
      <text:p text:style-name="P1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OOoTextBody">Některá makra jsou volně stažitelná z internetu (více informací je dostupné v <text:sequence-ref text:reference-format="category-and-value" text:ref-name="refTable0">Tabulce 1</text:sequence-ref>).</text:p>
      <text:p text:style-name="OOoTableCaption"><text:soft-page-break/>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OOoTableHeader">Umístění</text:p>
            </table:table-cell>
            <table:table-cell table:style-name="Table14.A1" office:value-type="string">
              <text:p text:style-name="OOoTableHeader">Popis</text:p>
            </table:table-cell>
          </table:table-row>
        </table:table-header-rows>
        <table:table-row>
          <table:table-cell table:style-name="Table14.A2" office:value-type="string">
            <text:p text:style-name="OOoTableText"><text:a xlink:type="simple" xlink:href="http://www.pitonyak.org/oo.php">http://www.pitonyak.org/oo.php</text:a></text:p>
          </table:table-cell>
          <table:table-cell table:style-name="Table14.A2" office:value-type="string">
            <text:p text:style-name="OOoTableText">Příručky a další materiály související s makry.</text:p>
          </table:table-cell>
        </table:table-row>
        <table:table-row>
          <table:table-cell table:style-name="Table14.A3" office:value-type="string">
            <text:p text:style-name="OOoTableText"><text:a xlink:type="simple" xlink:href="http://www.pitonyak.org/database/">http://www.pitonyak.org/database/</text:a></text:p>
          </table:table-cell>
          <table:table-cell table:style-name="Table14.A3" office:value-type="string">
            <text:p text:style-name="OOoTableText">Příručky a další materiály související s databází.</text:p>
          </table:table-cell>
        </table:table-row>
        <table:table-row>
          <table:table-cell table:style-name="Table14.A2" office:value-type="string">
            <text:p text:style-name="OOoTableText"><text:a xlink:type="simple" xlink:href="http://development.openoffice.org/">http://development.openoffice.org/</text:a> </text:p>
          </table:table-cell>
          <table:table-cell table:style-name="Table14.A2" office:value-type="string">
            <text:p text:style-name="OOoTableText">Mnoho odkazů na ledacos.</text:p>
          </table:table-cell>
        </table:table-row>
        <table:table-row>
          <table:table-cell table:style-name="Table14.A2" office:value-type="string">
            <text:p text:style-name="OOoTableText"><text:a xlink:type="simple" xlink:href="http://www.oooforum.org/">http://www.oooforum.org/</text:a></text:p>
          </table:table-cell>
          <table:table-cell table:style-name="Table14.A2" office:value-type="string">
            <text:p text:style-name="OOoTableText">Fórum s mnoha příklady a pomocí.</text:p>
          </table:table-cell>
        </table:table-row>
        <table:table-row>
          <table:table-cell table:style-name="Table14.A2" office:value-type="string">
            <text:p text:style-name="P11"><text:a xlink:type="simple" xlink:href="http://forum.openoffice.org/">http://</text:a><text:a xlink:type="simple" xlink:href="http://forum.openoffice.org/"><text:span text:style-name="T24">forum</text:span></text:a><text:a xlink:type="simple" xlink:href="http://forum.openoffice.org/">.openoffice.org/</text:a></text:p>
          </table:table-cell>
          <table:table-cell table:style-name="Table14.A2" office:value-type="string">
            <text:p text:style-name="OOoTableText">Další fórum s mnoha příklady a pomocí.</text:p>
          </table:table-cell>
        </table:table-row>
      </table:table>
      <text:h text:style-name="P118" text:outline-level="1"><text:bookmark-start text:name="__RefHeading__5172_1196992793"/>Jako makro <text:alphabetical-index-mark text:string-value="spouštění" text:key1="makra"/> spustit<text:bookmark-end text:name="__RefHeading__5172_1196992793"/></text:h>
      <text:p text:style-name="P79">Jakékoliv makro můžeme spustit zvolením <text:span text:style-name="OOoMenuPath">Nástroje &gt; Makra &gt; Spustit makro</text:span> v hlavní nabídce. Tento postup však není na opakované spouštění moc praktické. Více se o takovémto spouštění dozvíme v části „<text:span text:style-name="T20"><text:bookmark-ref text:reference-format="text" text:ref-name="__RefHeading__5138_1196992793">Spuštění makra</text:bookmark-ref></text:span>“ na straně <text:span text:style-name="T20"><text:bookmark-ref text:reference-format="page" text:ref-name="__RefHeading__5138_1196992793"> 7</text:bookmark-ref></text:span>.</text:p>
      <text:p text:style-name="P79">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OOoBullets_20_1">
        <text:list-item text:start-value="1">
          <text:p text:style-name="OOoList_20_1_20_Start">Makro má být dostupné pouze pro jeden dokument nebo globálně dostupné pro všechny dokumenty?</text:p>
        </text:list-item>
        <text:list-item>
          <text:p text:style-name="OOoList_20_1_20_Cont.">Je makro určené pouze pro jeden typ dokumentů, jako například tabulkový sešit aplikace Calc?</text:p>
        </text:list-item>
        <text:list-item>
          <text:p text:style-name="OOoList_20_1_20_End">Jak často budeme makro používat?</text:p>
        </text:list-item>
      </text:list>
      <text:p text:style-name="OOoTextBody">Na základě odpovědí pak můžeme rozhodnout, kde makro uložit a jak ho zpřístupnit. Například makro, které se bude použivat jen zřídka, nebudeme přidávat do nástrojové lišty. Podporu pro rozhodování najdeme v tabulce <text:sequence-ref text:reference-format="category-and-value" text:ref-name="refTable1">2</text:sequence-ref>.</text:p>
      <text:p text:style-name="OOoTableCaption">Tabulka <text:sequence text:ref-name="refTable1" text:name="Table" text:formula="ooow:Table + 1" style:num-format="1">2</text:sequence>. Metoda pro spuštění makra</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Typ</text:p>
            </table:table-cell>
            <table:table-cell table:style-name="Table11.A1" office:value-type="string">
              <text:p text:style-name="OOoTableHeader">LibreOffice</text:p>
            </table:table-cell>
            <table:table-cell table:style-name="Table11.A1" office:value-type="string">
              <text:p text:style-name="OOoTableHeader">Typ dokumentu</text:p>
            </table:table-cell>
            <table:table-cell table:style-name="Table11.A1" office:value-type="string">
              <text:p text:style-name="OOoTableHeader">Dokument</text:p>
            </table:table-cell>
          </table:table-row>
        </table:table-header-rows>
        <table:table-row>
          <table:table-cell table:style-name="Table11.A2" office:value-type="string">
            <text:p text:style-name="OOoTableText">Nástrojová lišta</text:p>
          </table:table-cell>
          <table:table-cell table:style-name="Table11.A2" office:value-type="string">
            <text:p text:style-name="OOoTableText">Ne</text:p>
          </table:table-cell>
          <table:table-cell table:style-name="Table11.A2" office:value-type="string">
            <text:p text:style-name="OOoTableText">Ano</text:p>
          </table:table-cell>
          <table:table-cell table:style-name="Table11.A2" office:value-type="string">
            <text:p text:style-name="OOoTableText">Ano</text:p>
          </table:table-cell>
        </table:table-row>
        <table:table-row>
          <table:table-cell table:style-name="Table11.A3" office:value-type="string">
            <text:p text:style-name="OOoTableText">Nabídka</text:p>
          </table:table-cell>
          <table:table-cell table:style-name="Table11.A3" office:value-type="string">
            <text:p text:style-name="OOoTableText">Ne</text:p>
          </table:table-cell>
          <table:table-cell table:style-name="Table11.A3" office:value-type="string">
            <text:p text:style-name="OOoTableText">Ano</text:p>
          </table:table-cell>
          <table:table-cell table:style-name="Table11.A3" office:value-type="string">
            <text:p text:style-name="OOoTableText">Ano</text:p>
          </table:table-cell>
        </table:table-row>
        <table:table-row>
          <table:table-cell table:style-name="Table11.A2" office:value-type="string">
            <text:p text:style-name="OOoTableText">Zkratka</text:p>
          </table:table-cell>
          <table:table-cell table:style-name="Table11.A2" office:value-type="string">
            <text:p text:style-name="OOoTableText">Ano</text:p>
          </table:table-cell>
          <table:table-cell table:style-name="Table11.A2" office:value-type="string">
            <text:p text:style-name="OOoTableText">Ano</text:p>
          </table:table-cell>
          <table:table-cell table:style-name="Table11.A2" office:value-type="string">
            <text:p text:style-name="OOoTableText">Ne</text:p>
          </table:table-cell>
        </table:table-row>
        <table:table-row>
          <table:table-cell table:style-name="Table11.A3" office:value-type="string">
            <text:p text:style-name="OOoTableText">Událost</text:p>
          </table:table-cell>
          <table:table-cell table:style-name="Table11.A3" office:value-type="string">
            <text:p text:style-name="OOoTableText">Ano</text:p>
          </table:table-cell>
          <table:table-cell table:style-name="Table11.A3" office:value-type="string">
            <text:p text:style-name="OOoTableText">Ne</text:p>
          </table:table-cell>
          <table:table-cell table:style-name="Table11.A3" office:value-type="string">
            <text:p text:style-name="OOoTableText">Ano</text:p>
          </table:table-cell>
        </table:table-row>
      </table:table>
      <text:h text:style-name="P119" text:outline-level="2"><text:bookmark-start text:name="__RefHeading__197251_1448150400"/>Nástrojové lišty, položky nabídky a klávesové zkratky<text:bookmark-end text:name="__RefHeading__197251_1448150400"/></text:h>
      <text:p text:style-name="OOoTextBody">Možnost na přidání <text:alphabetical-index-mark text:string-value="položky nabídky" text:key1="makra"/>položky nabídky,<text:alphabetical-index-mark text:string-value="klávesové zkratky (makra)"/> klávesové zkratky nebo <text:alphabetical-index-mark text:string-value="ikony nástrojové lišty (makra)"/>ikony panelu nástrojů, které spustí makro, nám poskytuje <text:alphabetical-index-mark text:string-value="Okno Přizpůsobit"/>okno Přizpůsobit (obrázek <text:sequence-ref text:reference-format="category-and-value" text:ref-name="refFigure9">10</text:sequence-ref>). V tomto okně se nacházejí karty na konfiguraci nabídek, klávesových zkratek, nástrojových lišt a událostí. Otevřeme jej zvolením <text:span text:style-name="OOoMenuPath">Nástroje &gt; Přizpůsobit</text:span> v hlavní nabídce nebo kliknutím pravým tlačítkem myši na panel nástrojů a následným zvolením položky <text:span text:style-name="OOoMenuPath">Přizpůsobit lištu</text:span> v místní nabídce.</text:p>
      <text:p text:style-name="P29">Podrobný popis možností okna Přizpůsobit je nad rámec této příručky. Více se dozvíme na příslušných stránkách nápovědy, které zobrazíme kliknutím na tlačítko <text:span text:style-name="OOoMenuPath">Nápověda</text:span> nebo v <text:span text:style-name="OOoKeystroke">kapitole 14, Customizing LibreOffice</text:span>.</text:p>
      <text:p text:style-name="P77"><text:soft-page-break/><draw:frame draw:style-name="fr6" draw:name="Frame12" text:anchor-type="as-char" svg:width="14.298cm" draw:z-index="13"><draw:text-box fo:min-height="13.534cm"><text:p text:style-name="P62"><draw:frame draw:style-name="fr8" draw:name="graphics8" text:anchor-type="as-char" svg:width="14.19cm" svg:height="12.827cm" draw:z-index="14"><draw:image xlink:href="Pictures/10000201000002D9000002935C95D5A8.png" xlink:type="simple" xlink:show="embed" xlink:actuate="onLoad"/></draw:frame></text:p><text:p text:style-name="P62">Obrázek <text:sequence text:ref-name="refFigure9" text:name="Figure" text:formula="ooow:Figure+1" style:num-format="1">10 </text:sequence>: <text:span text:style-name="T21">Karta Nabídky v dialogovém okně</text:span> Přizpůsobit</text:p></draw:text-box></draw:frame></text:p>
      <text:h text:style-name="OOoHeading_20_2" text:outline-level="2"><text:bookmark-start text:name="__RefHeading__197253_1448150400"/>Události<text:bookmark-end text:name="__RefHeading__197253_1448150400"/></text:h>
      <text:p text:style-name="OOoTextBody">Pokud se v LibreOffice něco stane, říkáme, že nastala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able:table table:name="Table5" table:style-name="Table5">
        <table:table-column table:style-name="Table5.A"/>
        <table:table-column table:style-name="Table5.B"/>
        <table:table-row>
          <table:table-cell table:style-name="Table5.A1" office:value-type="string">
            <text:p text:style-name="OOoTip_2f_Note_2f_Caution">Upozornění</text:p>
            <text:p text:style-name="OOoTip_2f_Note_2f_Caution"><draw:frame draw:style-name="fr10" draw:name="graphics15"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OOoTableText">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able:table-cell>
        </table:table-row>
      </table:table>
      <text:list xml:id="list190234449089775" text:continue-list="list190234161241034" text:style-name="OOoNum_20_123">
        <text:list-item text:start-value="1">
          <text:p text:style-name="P113">V hlavní nabídce zvolíme <text:span text:style-name="OOoMenuPath">Nástroje &gt; Přizpůsobit</text:span> a v okně Přizpůsobit které se tím otevře, zvolíme kartu Události (obrázek <text:sequence-ref text:reference-format="category-and-value" text:ref-name="refFigure10">11</text:sequence-ref>). Události, které zde lze modifikovat, souvisejí buď s celou aplikací nebo s vybraným dokumentem.</text:p>
        </text:list-item>
        <text:list-item>
          <text:p text:style-name="P99">Proto v rozbalovací nabídce <text:span text:style-name="OOoMenuPath">Uložit do</text:span> zvolíme buď LibreOffice nebo konkrétní dokument.</text:p>
        </text:list-item>
        <text:list-item>
          <text:p text:style-name="P99">Běžnou praxí je přiřazení spouštění makra k události Otevřít dokument. Takové makro pak po otevření provede pro dokument požadovaná nastavení. Zvolíme událost a klepnutím na <text:span text:style-name="OOoMenuPath">Makro</text:span> otevřeme dialogové okno Výběr makra (obrázek <text:sequence-ref text:reference-format="category-and-value" text:ref-name="refFigure4">5</text:sequence-ref> na straně <text:span text:style-name="T5"><text:sequence-ref text:reference-format="page" text:ref-name="refFigure4">7</text:sequence-ref></text:span>).</text:p>
        </text:list-item>
        <text:list-item>
          <text:p text:style-name="P87">Vybereme požadované makro a klepnutím na <text:span text:style-name="OOoMenuPath">OK</text:span> ho přiřadíme k události. Následně se v seznamu na kartě Události toto přiřazení zobrazí.</text:p>
        </text:list-item>
      </text:list>
      <text:p text:style-name="P74"><text:soft-page-break/><draw:frame draw:style-name="fr6" draw:name="Frame4" text:anchor-type="as-char" svg:width="13.839cm" draw:z-index="0"><draw:text-box fo:min-height="13.104cm"><text:p text:style-name="P61"><draw:frame draw:style-name="fr8" draw:name="graphics11" text:anchor-type="as-char" svg:width="13.839cm" svg:height="12.51cm" draw:z-index="0"><draw:image xlink:href="Pictures/10000201000002D9000002933228BD58.png" xlink:type="simple" xlink:show="embed" xlink:actuate="onLoad"/></draw:frame></text:p><text:p text:style-name="P61">Obrázek <text:sequence text:ref-name="refFigure10" text:name="Figure" text:formula="ooow:Figure+1" style:num-format="1">11 </text:sequence>: <text:span text:style-name="T5">Karta Události</text:span> v dialogovém okně Upravit</text:p></draw:text-box></draw:frame></text:p>
      <text:p text:style-name="P4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OOoHeading_20_1" text:outline-level="1"><text:bookmark-start text:name="__RefHeading__5182_1196992793"/>Rozšíření<text:bookmark-end text:name="__RefHeading__5182_1196992793"/></text:h>
      <text:p text:style-name="OOoTextBody_5f_ListIntro"><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OOoBullets_20_1">
        <text:list-item text:start-value="1">
          <text:p text:style-name="OOoList_20_1_20_Start">Doplňky programu Calc s novými vlastnostmi, včetně funkcí, které lze použít stejně jako zabudované funkce</text:p>
        </text:list-item>
        <text:list-item>
          <text:p text:style-name="OOoList_20_1_20_Cont.">Nové funkce, jejichž součástí běžně bývají i nové prvky uživatelského rozhraní, jako například nabídky a nástrojové lišty</text:p>
        </text:list-item>
        <text:list-item>
          <text:p text:style-name="OOoList_20_1_20_Cont.">Kontingenční tabulky na přímé požití v programu Calc</text:p>
        </text:list-item>
        <text:list-item>
          <text:p text:style-name="OOoList_20_1_20_Cont.">Doplňky s novými typy grafů</text:p>
        </text:list-item>
        <text:list-item>
          <text:p text:style-name="OOoList_20_1_20_Cont.">Jazykové doplňky, jako například nástroje pro kontrolu pravopisu a gramatiky</text:p>
        </text:list-item>
        <text:list-item>
          <text:p text:style-name="OOoList_20_1_20_End">Šablony dokumentů a obrázky</text:p>
        </text:list-item>
      </text:list>
      <text:p text:style-name="OOoTextBody">Rozšíření můžeme najít na více místech v internetu. Specializované úložiště se nachází na adrese <text:a xlink:type="simple" xlink:href="http://extensions.libreoffice.org/">http://extensions.libreoffice.org/</text:a> a také na <text:a xlink:type="simple" xlink:href="http://libreplanet.org/wiki/Group:OpenOfficeExtensions/List">http://libreplanet.org/wiki/Group:OpenOfficeExtensions/List</text:a>.</text:p>
      <text:p text:style-name="OOoTextBody">Více informací o získávání a instalaci rozšíření najdeme v <text:span text:style-name="OOoEmphasis">kapitole 14, Customizing LibreOffice</text:span>.</text:p>
      <text:h text:style-name="OOoHeading_20_1" text:outline-level="1"><text:bookmark-start text:name="__RefHeading__5184_1196992793"/><text:soft-page-break/><text:alphabetical-index-mark text:string-value="vytváření" text:key1="makra"/>Vytváření maker bez použití záznamu<text:bookmark-end text:name="__RefHeading__5184_1196992793"/></text:h>
      <text:p text:style-name="P28">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28">Přímá úprava dokumentů je téma, která je mimo rámec této příručky. Následující makro proto slouží pouze k ilustraci postupu, který se při přímé úpravě dokumentu používá.</text:p>
      <text:p text:style-name="OOoTableCaption">Výpis <text:sequence text:ref-name="refListing5" text:name="Listing" text:formula="ooow:Listing + 1" style:num-format="1">6 </text:sequence>: Připojení textu „Ahoj“ k aktuálnímu dokumentu.</text:p>
      <text:p text:style-name="OOoComputerCode"><text:span text:style-name="_5f_OOoComputerKeyWord"/></text:p>
      <text:p text:style-name="OOoComputerCode"><text:span text:style-name="_5f_OOoComputerKeyWord">Sub</text:span><text:span text:style-name="_5f_OOoComputerIdent"> PridejAhoj</text:span></text:p>
      <text:p text:style-name="OOoComputerCode"><text:span text:style-name="_5f_OOoComputerIdent"><text:s text:c="2"/></text:span><text:span text:style-name="_5f_OOoComputerKeyWord">Dim</text:span><text:span text:style-name="_5f_OOoComputerIdent"> oDoc</text:span></text:p>
      <text:p text:style-name="OOoComputerCode"><text:span text:style-name="_5f_OOoComputerIdent"><text:s text:c="2"/></text:span><text:span text:style-name="_5f_OOoComputerKeyWord">Dim</text:span><text:span text:style-name="_5f_OOoComputerIdent"> sTextService$</text:span></text:p>
      <text:p text:style-name="OOoComputerCode"><text:span text:style-name="_5f_OOoComputerIdent"><text:s text:c="2"/></text:span><text:span text:style-name="_5f_OOoComputerKeyWord">Dim</text:span><text:span text:style-name="_5f_OOoComputerIdent"> oCurs</text:span></text:p>
      <text:p text:style-name="OOoComputerCode"><text:span text:style-name="_5f_OOoComputerIdent"><text:s text:c="2"/></text:span></text:p>
      <text:p text:style-name="OOoComputerCode"><text:span text:style-name="_5f_OOoComputerIdent"><text:s text:c="2"/></text:span><text:span text:style-name="_5f_OOoComputerComment">REM ThisComponent reprezentuje aktuální otevřený dokument.</text:span></text:p>
      <text:p text:style-name="OOoComputerCode"><text:span text:style-name="_5f_OOoComputerIdent"><text:s text:c="2"/>oDoc </text:span><text:span text:style-name="_5f_OOoComputerKeyWord">=</text:span><text:span text:style-name="_5f_OOoComputerIdent"> ThisComponent</text:span></text:p>
      <text:p text:style-name="OOoComputerCode"><text:span text:style-name="_5f_OOoComputerIdent"/></text:p>
      <text:p text:style-name="OOoComputerCode"><text:span text:style-name="_5f_OOoComputerIdent"><text:s text:c="2"/></text:span><text:span text:style-name="_5f_OOoComputerComment">REM Ověření, zda jde o textový dokument</text:span></text:p>
      <text:p text:style-name="OOoComputerCode"><text:span text:style-name="_5f_OOoComputerIdent"><text:s text:c="2"/>sTextService </text:span><text:span text:style-name="_5f_OOoComputerKeyWord">=</text:span><text:span text:style-name="_5f_OOoComputerIdent"> </text:span><text:span text:style-name="_5f_OOoComputerLiteral">"com.sun.star.text.TextDocument"</text:span></text:p>
      <text:p text:style-name="OOoComputerCode"><text:span text:style-name="_5f_OOoComputerIdent"><text:s text:c="2"/></text:span><text:span text:style-name="_5f_OOoComputerKeyWord">If</text:span><text:span text:style-name="_5f_OOoComputerIdent"> </text:span><text:span text:style-name="_5f_OOoComputerKeyWord">NOT</text:span><text:span text:style-name="_5f_OOoComputerIdent"> oDoc</text:span><text:span text:style-name="_5f_OOoComputerKeyWord">.</text:span><text:span text:style-name="_5f_OOoComputerIdent">supportsService</text:span><text:span text:style-name="_5f_OOoComputerKeyWord">(</text:span><text:span text:style-name="_5f_OOoComputerIdent">sTextService</text:span><text:span text:style-name="_5f_OOoComputerKeyWord">)</text:span><text:span text:style-name="_5f_OOoComputerIdent"> </text:span><text:span text:style-name="_5f_OOoComputerKeyWord">Then</text:span></text:p>
      <text:p text:style-name="OOoComputerCode"><text:span text:style-name="_5f_OOoComputerIdent"><text:s text:c="4"/>MsgBox </text:span><text:span text:style-name="_5f_OOoComputerLiteral">"This macro only works with a text document"</text:span></text:p>
      <text:p text:style-name="OOoComputerCode"><text:span text:style-name="_5f_OOoComputerIdent"><text:s text:c="4"/></text:span><text:span text:style-name="_5f_OOoComputerKeyWord">Exit</text:span><text:span text:style-name="_5f_OOoComputerIdent"> </text:span><text:span text:style-name="_5f_OOoComputerKeyWord">Sub</text:span></text:p>
      <text:p text:style-name="OOoComputerCode"><text:span text:style-name="_5f_OOoComputerIdent"><text:s text:c="2"/></text:span><text:span text:style-name="_5f_OOoComputerKeyWord">End</text:span><text:span text:style-name="_5f_OOoComputerIdent"> </text:span><text:span text:style-name="_5f_OOoComputerKeyWord">If</text:span></text:p>
      <text:p text:style-name="OOoComputerCode"><text:span text:style-name="_5f_OOoComputerIdent"><text:s text:c="2"/></text:span></text:p>
      <text:p text:style-name="OOoComputerCode"><text:span text:style-name="_5f_OOoComputerIdent"><text:s text:c="2"/></text:span><text:span text:style-name="_5f_OOoComputerComment">REM Získání informací o kurzoru v dokumentu.</text:span></text:p>
      <text:p text:style-name="OOoComputerCode"><text:span text:style-name="_5f_OOoComputerIdent"><text:s text:c="2"/>oCurs </text:span><text:span text:style-name="_5f_OOoComputerKeyWord">=</text:span><text:span text:style-name="_5f_OOoComputerIdent"> oDoc</text:span><text:span text:style-name="_5f_OOoComputerKeyWord">.</text:span><text:span text:style-name="_5f_OOoComputerIdent">currentController</text:span><text:span text:style-name="_5f_OOoComputerKeyWord">.</text:span><text:span text:style-name="_5f_OOoComputerIdent">getViewCursor</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Přesunutí kurzoru na konec dokumentu</text:span></text:p>
      <text:p text:style-name="OOoComputerCode"><text:span text:style-name="_5f_OOoComputerIdent"><text:s text:c="2"/>oCurs</text:span><text:span text:style-name="_5f_OOoComputerKeyWord">.</text:span><text:span text:style-name="_5f_OOoComputerIdent">gotoEnd</text:span><text:span text:style-name="_5f_OOoComputerKeyWord">(</text:span><text:span text:style-name="_5f_OOoComputerIdent">False</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Vložení textu „Ahoj“ na konec dokumentu</text:span></text:p>
      <text:p text:style-name="OOoComputerCode"><text:span text:style-name="_5f_OOoComputerIdent"><text:s text:c="2"/>oCurs</text:span><text:span text:style-name="_5f_OOoComputerKeyWord">.Text.</text:span><text:span text:style-name="_5f_OOoComputerIdent">insertString</text:span><text:span text:style-name="_5f_OOoComputerKeyWord">(</text:span><text:span text:style-name="_5f_OOoComputerIdent">oCurs</text:span><text:span text:style-name="_5f_OOoComputerKeyWord">,</text:span><text:span text:style-name="_5f_OOoComputerIdent"> </text:span><text:span text:style-name="_5f_OOoComputerLiteral">"Ahoj"</text:span><text:span text:style-name="_5f_OOoComputerKeyWord">,</text:span><text:span text:style-name="_5f_OOoComputerIdent"> False</text:span><text:span text:style-name="_5f_OOoComputerKeyWord">)</text:span><text:span text:style-name="_5f_OOoComputerIdent"> <text:s/></text:span></text:p>
      <text:p text:style-name="OOoComputerCode_5f_End"><text:span text:style-name="_5f_OOoComputerKeyWord">End</text:span><text:span text:style-name="_5f_OOoComputerIdent"> </text:span><text:span text:style-name="_5f_OOoComputerKeyWord">Sub</text:span></text:p>
      <text:h text:style-name="OOoHeading_20_1" text:outline-level="1"><text:bookmark-start text:name="__RefHeading__5186_1196992793"/>Kde najdeme více informací<text:bookmark-end text:name="__RefHeading__5186_1196992793"/></text:h>
      <text:p text:style-name="OOoTextBody"><text:alphabetical-index-mark text:string-value="zdroje" text:key1="makra"/>Informace o vytváření maker najdeme v různých zdrojích. Jsou jimi i stránky nápovědy, které otevřeme zvolením <text:span text:style-name="OOoMenuPath">Nápověda &gt; Nápověda LibreOffice</text:span> v hlavní nabídce. V levém horním rohu okna nápovědy najdeme rozbalovací seznam, který určuje, která část textu se zobrazuje. Pokud chceme pomoc s Basic, v seznamu zvolíme <text:span text:style-name="OOoEmphasis">LibreOffice Basic</text:span>.</text:p>
      <text:h text:style-name="P121" text:outline-level="2"><text:bookmark-start text:name="__RefHeading__5188_1196992793"/>Přiložený materiál<text:bookmark-end text:name="__RefHeading__5188_1196992793"/></text:h>
      <text:p text:style-name="OOoTextBody">Součástí LibreOffice jsou hodně užitečných maker. Zvolením <text:span text:style-name="OO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121" text:outline-level="2"><text:bookmark-start text:name="__RefHeading__5190_1196992793"/>Online zdroje<text:bookmark-end text:name="__RefHeading__5190_1196992793"/></text:h>
      <text:p text:style-name="P40">Na následujících odkazech najdeme další informace o programování maker:</text:p>
      <text:p text:style-name="P30"><text:a xlink:type="simple" xlink:href="http://ask.libreoffice.org/"> <text:span text:style-name="T23">http://ask.libreoffice.org/</text:span> </text:a> (stránka s otázkami a odpověďmi, kde dobrovolníci odpovídají na otázky související s LibreOffice)</text:p>
      <text:p text:style-name="P30"><text:soft-page-break/><text:a xlink:type="simple" xlink:href="http://forum.openoffice.org/en/forum/"><text:span text:style-name="T23">http://forum.openoffice.org/en/forum/</text:span></text:a> (fórum komunity Apache OpenOffice; dobrovolníci zde odpovídají i na otázky související s LibreOffice)</text:p>
      <text:p text:style-name="P32"><text:a xlink:type="simple" xlink:href="http://api.openoffice.org/docs/common/ref/com/sun/star/module-ix.html"><text:span text:style-name="T26">http://api.openoffice.org/docs/common/ref/com/sun/star/module-ix.html</text:span></text:a> (oficiálna stránka o aplikačním rozhraní, kde najdeme téměř každý příkaz i s jeho popisem)</text:p>
      <text:p text:style-name="P30"><text:a xlink:type="simple" xlink:href="https://wiki.documentfoundation.org/Documentation/Other_Documentation_and_Resources#Programmers"><text:span text:style-name="T23">https://wiki.documentfoundation.org/Documentation/Other_Documentation_and_Resources</text:span></text:a> (V časti Programátoři je třeba vyhledat <text:span text:style-name="OOoEmphasis">'Guide</text:span> <text:span text:style-name="OOoEmphasis">Developeři „základní příručka pro programátory</text:span>, přítom nejméně druhý text obsahuje vysvětlení s podrobnostmi)</text:p>
      <text:p text:style-name="OOoTextBody"><text:a xlink:type="simple" xlink:href="http://www.pitonyak.org/oo.php"> http://www.pitonyak.org/oo.php</text:a> (stránka o programování pomocí maker, jejímž autorem je Andrew Pitonyak)</text:p>
      <text:p text:style-name="OOoTextBody"><text:a xlink:type="simple" xlink:href="http://www.pitonyak.org/AndrewMacro.odt"> http://www.pitonyak.org/AndrewMacro.odt</text:a> (mnoho příkladů funkčních maker)</text:p>
      <text:p text:style-name="OOoTextBody"><text:a xlink:type="simple" xlink:href="http://www.pitonyak.org/OOME_3_0.odt"> http://www.pitonyak.org/OOME_3_0.odt</text:a> (kniha Andrew Pitonyaka o makrech)</text:p>
      <text:p text:style-name="OOoTextBody"><text:a xlink:type="simple" xlink:href="http://www.pitonyak.org/database/"> http://www.pitonyak.org/database/</text:a> (spousta příkladů maker souvisejících s Base).</text:p>
      <text:h text:style-name="OOoHeading_20_2" text:outline-level="2"><text:bookmark-start text:name="__RefHeading__7688_1972615798"/>Tištěné a elektronické knihy<text:bookmark-end text:name="__RefHeading__7688_1972615798"/></text:h>
      <text:p text:style-name="P36">Momentálně ke stažení neexistují knihy, které by se speciálně věnovali makrům pro LibreOffice.</text:p>
      <text:p text:style-name="OOoTextBody_5f_ListIntro">Informace v následujících knihách jsou však povětšinou platné i pro LibreOffice. Knihy si lze zakoupit v tištěné i elektronické verzi u jejich vydavatelů:</text:p>
      <text:p text:style-name="OOoTextBody">Dr. Mark Alexander Bain’s <text:span text:style-name="OOoEmphasis">Learn OpenOffice.org Spreadsheet Macro Programming</text:span>.<text:line-break/>Více najdeme na <text:a xlink:type="simple" xlink:href="http://www.packtpub.com/openoffice-ooobasic-calc-automation/book">http://www.packtpub.com/openoffice-ooobasic-calc-automation/book</text:a>.</text:p>
      <text:p text:style-name="OOoTextBody">Roberto Benitez's <text:span text:style-name="OOoEmphasis">Database Programming with OpenOffice.org Base &amp; Basic</text:span>. <text:line-break/>Více informací najdeme na <text:a xlink:type="simple" xlink:href="http://www.lulu.com/product/paperback/database-programming-with-openofficeorg-base-basic/3568728">http://www.lulu.com/product/paperback/database-programming-with-openofficeorg-base-basic/3568728</text:a>.</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1"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fo:font-family="'Liberation Mono'" style:font-style-name="Regular" style:font-family-generic="modern" style:font-pitch="fixe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_5f_OOoComputerCommentEmph" style:display-name="_OOoComputerCommentEmph" style:family="text" style:parent-style-name="_5f_OOoComputerComment">
      <style:text-properties fo:font-style="italic" fo:background-color="transparent"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spořádání maker</text:chapter><text:tab/><text:page-number text:select-page="current">17</text:page-number></text:p>
      </style:footer>
      <style:footer-left>
        <text:p text:style-name="OOoFooter"><text:page-number text:select-page="current">18</text:page-number><text:tab/><text:title>Začínáme s makry</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makry</text:title><text:tab/><text:page-number text:select-page="current">3</text:page-number></text:p>
      </style:footer>
      <style:footer-left>
        <text:p text:style-name="OOoFooter"><text:page-number text:select-page="current">0</text:page-number><text:tab/><text:title>Začínáme s makry</text:title></text:p>
      </style:footer-left>
    </style:master-page>
    <style:master-page style:name="OOoOneColumn" style:page-layout-name="Mpm6">
      <style:footer>
        <text:p text:style-name="MP2"><text:title>Začínáme s makr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makry</dc:title>
    <meta:initial-creator>Jean Hollis Weber</meta:initial-creator>
    <meta:creation-date>2008-06-07T16:31:25</meta:creation-date>
    <dc:date>2014-06-17T19:02:33.487670000</dc:date>
    <meta:editing-cycles>187</meta:editing-cycles>
    <meta:editing-duration>P8DT57M50S</meta:editing-duration>
    <dc:creator>Jean Weber</dc:creator>
    <meta:document-statistic meta:table-count="10" meta:image-count="17" meta:object-count="0" meta:page-count="22" meta:paragraph-count="506" meta:word-count="6632" meta:character-count="41207" meta:non-whitespace-character-count="3502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